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  <style:map style:condition="cell-content-is-not-between(5,25)" style:apply-style-name="Bad" style:base-cell-address="Sheet1.E1"/>
    </style:style>
    <style:style style:name="ce4" style:family="table-cell" style:parent-style-name="Default">
      <style:map style:condition="cell-content-is-not-between(5,25)" style:apply-style-name="Bad" style:base-cell-address="Sheet1.E1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&gt;100" style:apply-style-name="Bad" style:base-cell-address="Sheet1.F1"/>
    </style:style>
    <style:style style:name="ce6" style:family="table-cell" style:parent-style-name="Default">
      <style:map style:condition="cell-content()&gt;100" style:apply-style-name="Bad" style:base-cell-address="Sheet1.F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3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imgIndex</text:p>
          </table:table-cell>
          <table:table-cell table:style-name="ce1" office:value-type="string" calcext:value-type="string">
            <text:p>TTCLidar</text:p>
          </table:table-cell>
          <table:table-cell table:style-name="ce3" office:value-type="string" calcext:value-type="string">
            <text:p>TTCCamera</text:p>
          </table:table-cell>
          <table:table-cell table:style-name="ce5" office:value-type="string" calcext:value-type="string">
            <text:p>ProcessingTime (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-9.42297" calcext:value-type="float">
            <text:p>-9.42297</text:p>
          </table:table-cell>
          <table:table-cell office:value-type="float" office:value="219.98" calcext:value-type="float">
            <text:p>21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-18.0699" calcext:value-type="float">
            <text:p>-18.0699</text:p>
          </table:table-cell>
          <table:table-cell office:value-type="float" office:value="208.369" calcext:value-type="float">
            <text:p>208.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6.22236" calcext:value-type="float">
            <text:p>6.22236</text:p>
          </table:table-cell>
          <table:table-cell office:value-type="float" office:value="213.501" calcext:value-type="float">
            <text:p>213.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24.6738" calcext:value-type="float">
            <text:p>24.6738</text:p>
          </table:table-cell>
          <table:table-cell office:value-type="float" office:value="209.758" calcext:value-type="float">
            <text:p>209.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2.2485" calcext:value-type="float">
            <text:p>12.2485</text:p>
          </table:table-cell>
          <table:table-cell office:value-type="float" office:value="212.619" calcext:value-type="float">
            <text:p>212.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0.9829" calcext:value-type="float">
            <text:p>10.9829</text:p>
          </table:table-cell>
          <table:table-cell office:value-type="float" office:value="220.934" calcext:value-type="float">
            <text:p>220.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40.6287" calcext:value-type="float">
            <text:p>40.6287</text:p>
          </table:table-cell>
          <table:table-cell office:value-type="float" office:value="221.949" calcext:value-type="float">
            <text:p>221.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0.3656" calcext:value-type="float">
            <text:p>10.3656</text:p>
          </table:table-cell>
          <table:table-cell office:value-type="float" office:value="222.708" calcext:value-type="float">
            <text:p>222.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67.7429" calcext:value-type="float">
            <text:p>67.7429</text:p>
          </table:table-cell>
          <table:table-cell office:value-type="float" office:value="214.847" calcext:value-type="float">
            <text:p>214.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24.0272" calcext:value-type="float">
            <text:p>24.0272</text:p>
          </table:table-cell>
          <table:table-cell office:value-type="float" office:value="221.742" calcext:value-type="float">
            <text:p>221.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8.51929" calcext:value-type="float">
            <text:p>8.51929</text:p>
          </table:table-cell>
          <table:table-cell office:value-type="float" office:value="222.841" calcext:value-type="float">
            <text:p>222.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9.4764" calcext:value-type="float">
            <text:p>9.4764</text:p>
          </table:table-cell>
          <table:table-cell office:value-type="float" office:value="224.663" calcext:value-type="float">
            <text:p>224.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2.103" calcext:value-type="float">
            <text:p>12.103</text:p>
          </table:table-cell>
          <table:table-cell office:value-type="float" office:value="226.817" calcext:value-type="float">
            <text:p>226.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8.72214" calcext:value-type="float">
            <text:p>8.72214</text:p>
          </table:table-cell>
          <table:table-cell office:value-type="float" office:value="229.517" calcext:value-type="float">
            <text:p>229.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-3.79691" calcext:value-type="float">
            <text:p>-3.79691</text:p>
          </table:table-cell>
          <table:table-cell office:value-type="float" office:value="224.602" calcext:value-type="float">
            <text:p>224.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4.41313" calcext:value-type="float">
            <text:p>4.41313</text:p>
          </table:table-cell>
          <table:table-cell office:value-type="float" office:value="241.049" calcext:value-type="float">
            <text:p>241.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6.9008" calcext:value-type="float">
            <text:p>6.9008</text:p>
          </table:table-cell>
          <table:table-cell office:value-type="float" office:value="230.453" calcext:value-type="float">
            <text:p>230.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22.5628" calcext:value-type="float">
            <text:p>22.5628</text:p>
          </table:table-cell>
          <table:table-cell office:value-type="float" office:value="40.8354" calcext:value-type="float">
            <text:p>40.8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3.29509" calcext:value-type="float">
            <text:p>3.29509</text:p>
          </table:table-cell>
          <table:table-cell office:value-type="float" office:value="40.249" calcext:value-type="float">
            <text:p>40.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4.0534" calcext:value-type="float">
            <text:p>14.0534</text:p>
          </table:table-cell>
          <table:table-cell office:value-type="float" office:value="42.1435" calcext:value-type="float">
            <text:p>42.1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2.91168" calcext:value-type="float">
            <text:p>2.91168</text:p>
          </table:table-cell>
          <table:table-cell office:value-type="float" office:value="45.3176" calcext:value-type="float">
            <text:p>45.3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25.9324" calcext:value-type="float">
            <text:p>25.9324</text:p>
          </table:table-cell>
          <table:table-cell office:value-type="float" office:value="39.3975" calcext:value-type="float">
            <text:p>39.3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3.6694" calcext:value-type="float">
            <text:p>13.6694</text:p>
          </table:table-cell>
          <table:table-cell office:value-type="float" office:value="39.9859" calcext:value-type="float">
            <text:p>39.9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-4.48072" calcext:value-type="float">
            <text:p>-4.48072</text:p>
          </table:table-cell>
          <table:table-cell office:value-type="float" office:value="43.0298" calcext:value-type="float">
            <text:p>43.0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7.59762" calcext:value-type="float">
            <text:p>7.59762</text:p>
          </table:table-cell>
          <table:table-cell office:value-type="float" office:value="39.9453" calcext:value-type="float">
            <text:p>39.9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-1.32225" calcext:value-type="float">
            <text:p>-1.32225</text:p>
          </table:table-cell>
          <table:table-cell office:value-type="float" office:value="41.067" calcext:value-type="float">
            <text:p>41.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4.67947" calcext:value-type="float">
            <text:p>4.67947</text:p>
          </table:table-cell>
          <table:table-cell office:value-type="float" office:value="40.8678" calcext:value-type="float">
            <text:p>40.8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-30.1803" calcext:value-type="float">
            <text:p>-30.1803</text:p>
          </table:table-cell>
          <table:table-cell office:value-type="float" office:value="43.6277" calcext:value-type="float">
            <text:p>43.6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61.7127" calcext:value-type="float">
            <text:p>61.7127</text:p>
          </table:table-cell>
          <table:table-cell office:value-type="float" office:value="41.0155" calcext:value-type="float">
            <text:p>41.0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2.48203" calcext:value-type="float">
            <text:p>2.48203</text:p>
          </table:table-cell>
          <table:table-cell office:value-type="float" office:value="42.0653" calcext:value-type="float">
            <text:p>42.0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-3.45079" calcext:value-type="float">
            <text:p>-3.45079</text:p>
          </table:table-cell>
          <table:table-cell office:value-type="float" office:value="41.1486" calcext:value-type="float">
            <text:p>41.1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6.5792" calcext:value-type="float">
            <text:p>6.5792</text:p>
          </table:table-cell>
          <table:table-cell office:value-type="float" office:value="43.9273" calcext:value-type="float">
            <text:p>43.9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1.94681" calcext:value-type="float">
            <text:p>1.94681</text:p>
          </table:table-cell>
          <table:table-cell office:value-type="float" office:value="42.0908" calcext:value-type="float">
            <text:p>42.0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-2.87712" calcext:value-type="float">
            <text:p>-2.87712</text:p>
          </table:table-cell>
          <table:table-cell office:value-type="float" office:value="44.6856" calcext:value-type="float">
            <text:p>44.6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23.1403" calcext:value-type="float">
            <text:p>23.1403</text:p>
          </table:table-cell>
          <table:table-cell office:value-type="float" office:value="47.7662" calcext:value-type="float">
            <text:p>47.7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7.38954" calcext:value-type="float">
            <text:p>7.38954</text:p>
          </table:table-cell>
          <table:table-cell office:value-type="float" office:value="27.6059" calcext:value-type="float">
            <text:p>27.6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-328.193" calcext:value-type="float">
            <text:p>-328.193</text:p>
          </table:table-cell>
          <table:table-cell office:value-type="float" office:value="28.3326" calcext:value-type="float">
            <text:p>28.3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24.3381" calcext:value-type="float">
            <text:p>24.3381</text:p>
          </table:table-cell>
          <table:table-cell office:value-type="float" office:value="26.927" calcext:value-type="float">
            <text:p>26.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-5.21624" calcext:value-type="float">
            <text:p>-5.21624</text:p>
          </table:table-cell>
          <table:table-cell office:value-type="float" office:value="27.3654" calcext:value-type="float">
            <text:p>27.3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-16.0763" calcext:value-type="float">
            <text:p>-16.0763</text:p>
          </table:table-cell>
          <table:table-cell office:value-type="float" office:value="26.4701" calcext:value-type="float">
            <text:p>26.4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-24.2172" calcext:value-type="float">
            <text:p>-24.2172</text:p>
          </table:table-cell>
          <table:table-cell office:value-type="float" office:value="28.2019" calcext:value-type="float">
            <text:p>28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-21.197" calcext:value-type="float">
            <text:p>-21.197</text:p>
          </table:table-cell>
          <table:table-cell office:value-type="float" office:value="26.5903" calcext:value-type="float">
            <text:p>26.5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-61.1504" calcext:value-type="float">
            <text:p>-61.1504</text:p>
          </table:table-cell>
          <table:table-cell office:value-type="float" office:value="25.21" calcext:value-type="float">
            <text:p>25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9.3661" calcext:value-type="float">
            <text:p>19.3661</text:p>
          </table:table-cell>
          <table:table-cell office:value-type="float" office:value="25.6375" calcext:value-type="float">
            <text:p>25.6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4.15831" calcext:value-type="float">
            <text:p>4.15831</text:p>
          </table:table-cell>
          <table:table-cell office:value-type="float" office:value="27.5745" calcext:value-type="float">
            <text:p>27.5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31.9141" calcext:value-type="float">
            <text:p>31.9141</text:p>
          </table:table-cell>
          <table:table-cell office:value-type="float" office:value="31.2419" calcext:value-type="float">
            <text:p>31.2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31.0333" calcext:value-type="float">
            <text:p>31.0333</text:p>
          </table:table-cell>
          <table:table-cell office:value-type="float" office:value="27.7539" calcext:value-type="float">
            <text:p>27.7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0.1574" calcext:value-type="float">
            <text:p>10.1574</text:p>
          </table:table-cell>
          <table:table-cell office:value-type="float" office:value="28.1416" calcext:value-type="float">
            <text:p>28.1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4.9163" calcext:value-type="float">
            <text:p>14.9163</text:p>
          </table:table-cell>
          <table:table-cell office:value-type="float" office:value="27.4694" calcext:value-type="float">
            <text:p>27.4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-57.0945" calcext:value-type="float">
            <text:p>-57.0945</text:p>
          </table:table-cell>
          <table:table-cell office:value-type="float" office:value="28.0249" calcext:value-type="float">
            <text:p>28.0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4.13126" calcext:value-type="float">
            <text:p>4.13126</text:p>
          </table:table-cell>
          <table:table-cell office:value-type="float" office:value="30.6934" calcext:value-type="float">
            <text:p>30.6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14.6044" calcext:value-type="float">
            <text:p>14.6044</text:p>
          </table:table-cell>
          <table:table-cell office:value-type="float" office:value="27.8047" calcext:value-type="float">
            <text:p>27.8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12.0129" calcext:value-type="float">
            <text:p>12.0129</text:p>
          </table:table-cell>
          <table:table-cell office:value-type="float" office:value="29.3024" calcext:value-type="float">
            <text:p>29.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25.9557" calcext:value-type="float">
            <text:p>25.9557</text:p>
          </table:table-cell>
          <table:table-cell office:value-type="float" office:value="69.0244" calcext:value-type="float">
            <text:p>69.0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21.1497" calcext:value-type="float">
            <text:p>21.1497</text:p>
          </table:table-cell>
          <table:table-cell office:value-type="float" office:value="70.2372" calcext:value-type="float">
            <text:p>70.2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1.336" calcext:value-type="float">
            <text:p>11.336</text:p>
          </table:table-cell>
          <table:table-cell office:value-type="float" office:value="73.4386" calcext:value-type="float">
            <text:p>73.4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9.45653" calcext:value-type="float">
            <text:p>9.45653</text:p>
          </table:table-cell>
          <table:table-cell office:value-type="float" office:value="71.9662" calcext:value-type="float">
            <text:p>71.9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8.34646" calcext:value-type="float">
            <text:p>8.34646</text:p>
          </table:table-cell>
          <table:table-cell office:value-type="float" office:value="61.6675" calcext:value-type="float">
            <text:p>61.6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5.2781" calcext:value-type="float">
            <text:p>15.2781</text:p>
          </table:table-cell>
          <table:table-cell office:value-type="float" office:value="67.529" calcext:value-type="float">
            <text:p>67.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1.634" calcext:value-type="float">
            <text:p>11.634</text:p>
          </table:table-cell>
          <table:table-cell office:value-type="float" office:value="68.0536" calcext:value-type="float">
            <text:p>68.0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24.8979" calcext:value-type="float">
            <text:p>24.8979</text:p>
          </table:table-cell>
          <table:table-cell office:value-type="float" office:value="69.7752" calcext:value-type="float">
            <text:p>69.7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2.6825" calcext:value-type="float">
            <text:p>12.6825</text:p>
          </table:table-cell>
          <table:table-cell office:value-type="float" office:value="70.14" calcext:value-type="float">
            <text:p>7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54.6347" calcext:value-type="float">
            <text:p>54.6347</text:p>
          </table:table-cell>
          <table:table-cell office:value-type="float" office:value="67.5127" calcext:value-type="float">
            <text:p>67.5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8.03483" calcext:value-type="float">
            <text:p>8.03483</text:p>
          </table:table-cell>
          <table:table-cell office:value-type="float" office:value="70.6651" calcext:value-type="float">
            <text:p>70.6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8.31551" calcext:value-type="float">
            <text:p>8.31551</text:p>
          </table:table-cell>
          <table:table-cell office:value-type="float" office:value="75.6347" calcext:value-type="float">
            <text:p>75.6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0.2415" calcext:value-type="float">
            <text:p>10.2415</text:p>
          </table:table-cell>
          <table:table-cell office:value-type="float" office:value="68.4488" calcext:value-type="float">
            <text:p>68.4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9.63233" calcext:value-type="float">
            <text:p>9.63233</text:p>
          </table:table-cell>
          <table:table-cell office:value-type="float" office:value="73.3078" calcext:value-type="float">
            <text:p>73.3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6.18611" calcext:value-type="float">
            <text:p>6.18611</text:p>
          </table:table-cell>
          <table:table-cell office:value-type="float" office:value="71.1758" calcext:value-type="float">
            <text:p>71.1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11.5087" calcext:value-type="float">
            <text:p>11.5087</text:p>
          </table:table-cell>
          <table:table-cell office:value-type="float" office:value="71.1528" calcext:value-type="float">
            <text:p>71.1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15.563" calcext:value-type="float">
            <text:p>15.563</text:p>
          </table:table-cell>
          <table:table-cell office:value-type="float" office:value="72.6498" calcext:value-type="float">
            <text:p>72.6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8.2305" calcext:value-type="float">
            <text:p>8.2305</text:p>
          </table:table-cell>
          <table:table-cell office:value-type="float" office:value="75.9334" calcext:value-type="float">
            <text:p>75.9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-2.26658" calcext:value-type="float">
            <text:p>-2.26658</text:p>
          </table:table-cell>
          <table:table-cell office:value-type="float" office:value="24.0395" calcext:value-type="float">
            <text:p>24.0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2.3072" calcext:value-type="float">
            <text:p>12.3072</text:p>
          </table:table-cell>
          <table:table-cell office:value-type="float" office:value="27.6834" calcext:value-type="float">
            <text:p>27.6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3.4885" calcext:value-type="float">
            <text:p>13.4885</text:p>
          </table:table-cell>
          <table:table-cell office:value-type="float" office:value="27.4379" calcext:value-type="float">
            <text:p>27.4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-125.795" calcext:value-type="float">
            <text:p>-125.795</text:p>
          </table:table-cell>
          <table:table-cell office:value-type="float" office:value="26.1837" calcext:value-type="float">
            <text:p>26.1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21.9293" calcext:value-type="float">
            <text:p>21.9293</text:p>
          </table:table-cell>
          <table:table-cell office:value-type="float" office:value="26.2146" calcext:value-type="float">
            <text:p>26.2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3.8616" calcext:value-type="float">
            <text:p>13.8616</text:p>
          </table:table-cell>
          <table:table-cell office:value-type="float" office:value="26.0116" calcext:value-type="float">
            <text:p>26.0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-26.3581" calcext:value-type="float">
            <text:p>-26.3581</text:p>
          </table:table-cell>
          <table:table-cell office:value-type="float" office:value="25.9784" calcext:value-type="float">
            <text:p>25.9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26.574" calcext:value-type="float">
            <text:p>26.574</text:p>
          </table:table-cell>
          <table:table-cell office:value-type="float" office:value="28.4826" calcext:value-type="float">
            <text:p>28.4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6.7833" calcext:value-type="float">
            <text:p>16.7833</text:p>
          </table:table-cell>
          <table:table-cell office:value-type="float" office:value="31.86" calcext:value-type="float">
            <text:p>31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6.81801" calcext:value-type="float">
            <text:p>6.81801</text:p>
          </table:table-cell>
          <table:table-cell office:value-type="float" office:value="27.3525" calcext:value-type="float">
            <text:p>27.3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3.73574" calcext:value-type="float">
            <text:p>3.73574</text:p>
          </table:table-cell>
          <table:table-cell office:value-type="float" office:value="22.9692" calcext:value-type="float">
            <text:p>22.9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6.4177" calcext:value-type="float">
            <text:p>16.4177</text:p>
          </table:table-cell>
          <table:table-cell office:value-type="float" office:value="24.4159" calcext:value-type="float">
            <text:p>24.4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6.66885" calcext:value-type="float">
            <text:p>6.66885</text:p>
          </table:table-cell>
          <table:table-cell office:value-type="float" office:value="26.341" calcext:value-type="float">
            <text:p>26.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4.80943" calcext:value-type="float">
            <text:p>4.80943</text:p>
          </table:table-cell>
          <table:table-cell office:value-type="float" office:value="27.2202" calcext:value-type="float">
            <text:p>27.2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22.5373" calcext:value-type="float">
            <text:p>22.5373</text:p>
          </table:table-cell>
          <table:table-cell office:value-type="float" office:value="28.2727" calcext:value-type="float">
            <text:p>28.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8.1337" calcext:value-type="float">
            <text:p>8.1337</text:p>
          </table:table-cell>
          <table:table-cell office:value-type="float" office:value="26.8722" calcext:value-type="float">
            <text:p>26.8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65.1644" calcext:value-type="float">
            <text:p>65.1644</text:p>
          </table:table-cell>
          <table:table-cell office:value-type="float" office:value="27.1358" calcext:value-type="float">
            <text:p>27.1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15.0108" calcext:value-type="float">
            <text:p>15.0108</text:p>
          </table:table-cell>
          <table:table-cell office:value-type="float" office:value="28.1991" calcext:value-type="float">
            <text:p>28.1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string" calcext:value-type="string">
            <text:p>-nan</text:p>
          </table:table-cell>
          <table:table-cell office:value-type="float" office:value="182.769" calcext:value-type="float">
            <text:p>182.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-6.49575" calcext:value-type="float">
            <text:p>-6.49575</text:p>
          </table:table-cell>
          <table:table-cell office:value-type="float" office:value="176.602" calcext:value-type="float">
            <text:p>176.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20.4237" calcext:value-type="float">
            <text:p>20.4237</text:p>
          </table:table-cell>
          <table:table-cell office:value-type="float" office:value="180.311" calcext:value-type="float">
            <text:p>180.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-12.1319" calcext:value-type="float">
            <text:p>-12.1319</text:p>
          </table:table-cell>
          <table:table-cell office:value-type="float" office:value="184.627" calcext:value-type="float">
            <text:p>184.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-522.655" calcext:value-type="float">
            <text:p>-522.655</text:p>
          </table:table-cell>
          <table:table-cell office:value-type="float" office:value="180.982" calcext:value-type="float">
            <text:p>180.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72.378" calcext:value-type="float">
            <text:p>72.378</text:p>
          </table:table-cell>
          <table:table-cell office:value-type="float" office:value="180.413" calcext:value-type="float">
            <text:p>180.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-16.0697" calcext:value-type="float">
            <text:p>-16.0697</text:p>
          </table:table-cell>
          <table:table-cell office:value-type="float" office:value="183.773" calcext:value-type="float">
            <text:p>183.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183.217" calcext:value-type="float">
            <text:p>183.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0.0912195" calcext:value-type="float">
            <text:p>0.0912195</text:p>
          </table:table-cell>
          <table:table-cell office:value-type="float" office:value="184.178" calcext:value-type="float">
            <text:p>184.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8.27875" calcext:value-type="float">
            <text:p>8.27875</text:p>
          </table:table-cell>
          <table:table-cell office:value-type="float" office:value="187.108" calcext:value-type="float">
            <text:p>187.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string" calcext:value-type="string">
            <text:p>-nan</text:p>
          </table:table-cell>
          <table:table-cell office:value-type="float" office:value="184.323" calcext:value-type="float">
            <text:p>184.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7.07935" calcext:value-type="float">
            <text:p>7.07935</text:p>
          </table:table-cell>
          <table:table-cell office:value-type="float" office:value="183.084" calcext:value-type="float">
            <text:p>183.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-0.256713" calcext:value-type="float">
            <text:p>-0.256713</text:p>
          </table:table-cell>
          <table:table-cell office:value-type="float" office:value="186.747" calcext:value-type="float">
            <text:p>186.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string" calcext:value-type="string">
            <text:p>-nan</text:p>
          </table:table-cell>
          <table:table-cell office:value-type="float" office:value="189.972" calcext:value-type="float">
            <text:p>189.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string" calcext:value-type="string">
            <text:p>-nan</text:p>
          </table:table-cell>
          <table:table-cell office:value-type="float" office:value="12.6301" calcext:value-type="float">
            <text:p>12.6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0.521033" calcext:value-type="float">
            <text:p>0.521033</text:p>
          </table:table-cell>
          <table:table-cell office:value-type="float" office:value="12.373" calcext:value-type="float">
            <text:p>12.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string" calcext:value-type="string">
            <text:p>-nan</text:p>
          </table:table-cell>
          <table:table-cell office:value-type="float" office:value="13.6896" calcext:value-type="float">
            <text:p>13.6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.88376" calcext:value-type="float">
            <text:p>1.88376</text:p>
          </table:table-cell>
          <table:table-cell office:value-type="float" office:value="14.4267" calcext:value-type="float">
            <text:p>14.4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string" calcext:value-type="string">
            <text:p>-nan</text:p>
          </table:table-cell>
          <table:table-cell office:value-type="float" office:value="14.4187" calcext:value-type="float">
            <text:p>14.4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string" calcext:value-type="string">
            <text:p>-nan</text:p>
          </table:table-cell>
          <table:table-cell office:value-type="float" office:value="12.5244" calcext:value-type="float">
            <text:p>12.5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string" calcext:value-type="string">
            <text:p>-nan</text:p>
          </table:table-cell>
          <table:table-cell office:value-type="float" office:value="40.1067" calcext:value-type="float">
            <text:p>40.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0.632303" calcext:value-type="float">
            <text:p>0.632303</text:p>
          </table:table-cell>
          <table:table-cell office:value-type="float" office:value="39.8966" calcext:value-type="float">
            <text:p>39.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-6.55506" calcext:value-type="float">
            <text:p>-6.55506</text:p>
          </table:table-cell>
          <table:table-cell office:value-type="float" office:value="42.5147" calcext:value-type="float">
            <text:p>42.5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.37006" calcext:value-type="float">
            <text:p>1.37006</text:p>
          </table:table-cell>
          <table:table-cell office:value-type="float" office:value="41.0914" calcext:value-type="float">
            <text:p>41.0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5.1171" calcext:value-type="float">
            <text:p>15.1171</text:p>
          </table:table-cell>
          <table:table-cell office:value-type="float" office:value="39.8708" calcext:value-type="float">
            <text:p>39.8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-12.8215" calcext:value-type="float">
            <text:p>-12.8215</text:p>
          </table:table-cell>
          <table:table-cell office:value-type="float" office:value="42.5364" calcext:value-type="float">
            <text:p>42.5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-0.834856" calcext:value-type="float">
            <text:p>-0.834856</text:p>
          </table:table-cell>
          <table:table-cell office:value-type="float" office:value="36.8219" calcext:value-type="float">
            <text:p>36.8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-6.14965" calcext:value-type="float">
            <text:p>-6.14965</text:p>
          </table:table-cell>
          <table:table-cell office:value-type="float" office:value="41.9918" calcext:value-type="float">
            <text:p>41.9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-0.475484" calcext:value-type="float">
            <text:p>-0.475484</text:p>
          </table:table-cell>
          <table:table-cell office:value-type="float" office:value="47.645" calcext:value-type="float">
            <text:p>47.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string" calcext:value-type="string">
            <text:p>-nan</text:p>
          </table:table-cell>
          <table:table-cell office:value-type="float" office:value="42.9887" calcext:value-type="float">
            <text:p>42.9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7.47681" calcext:value-type="float">
            <text:p>7.47681</text:p>
          </table:table-cell>
          <table:table-cell office:value-type="float" office:value="42.3531" calcext:value-type="float">
            <text:p>42.3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9.53966" calcext:value-type="float">
            <text:p>9.53966</text:p>
          </table:table-cell>
          <table:table-cell office:value-type="float" office:value="38.6299" calcext:value-type="float">
            <text:p>38.6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-0.23946" calcext:value-type="float">
            <text:p>-0.23946</text:p>
          </table:table-cell>
          <table:table-cell office:value-type="float" office:value="38.816" calcext:value-type="float">
            <text:p>38.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9.54151" calcext:value-type="float">
            <text:p>9.54151</text:p>
          </table:table-cell>
          <table:table-cell office:value-type="float" office:value="434.989" calcext:value-type="float">
            <text:p>434.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9.74038" calcext:value-type="float">
            <text:p>9.74038</text:p>
          </table:table-cell>
          <table:table-cell office:value-type="float" office:value="396.726" calcext:value-type="float">
            <text:p>396.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1.1382" calcext:value-type="float">
            <text:p>11.1382</text:p>
          </table:table-cell>
          <table:table-cell office:value-type="float" office:value="384.279" calcext:value-type="float">
            <text:p>384.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26.7477" calcext:value-type="float">
            <text:p>26.7477</text:p>
          </table:table-cell>
          <table:table-cell office:value-type="float" office:value="391.589" calcext:value-type="float">
            <text:p>391.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26.1368" calcext:value-type="float">
            <text:p>26.1368</text:p>
          </table:table-cell>
          <table:table-cell office:value-type="float" office:value="392.605" calcext:value-type="float">
            <text:p>392.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9.90215" calcext:value-type="float">
            <text:p>9.90215</text:p>
          </table:table-cell>
          <table:table-cell office:value-type="float" office:value="374.496" calcext:value-type="float">
            <text:p>374.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5.5112" calcext:value-type="float">
            <text:p>15.5112</text:p>
          </table:table-cell>
          <table:table-cell office:value-type="float" office:value="376.679" calcext:value-type="float">
            <text:p>376.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2.1827" calcext:value-type="float">
            <text:p>12.1827</text:p>
          </table:table-cell>
          <table:table-cell office:value-type="float" office:value="385.022" calcext:value-type="float">
            <text:p>385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8.4934" calcext:value-type="float">
            <text:p>18.4934</text:p>
          </table:table-cell>
          <table:table-cell office:value-type="float" office:value="384.889" calcext:value-type="float">
            <text:p>384.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0.2148" calcext:value-type="float">
            <text:p>10.2148</text:p>
          </table:table-cell>
          <table:table-cell office:value-type="float" office:value="397.797" calcext:value-type="float">
            <text:p>397.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2.3458" calcext:value-type="float">
            <text:p>12.3458</text:p>
          </table:table-cell>
          <table:table-cell office:value-type="float" office:value="407.486" calcext:value-type="float">
            <text:p>407.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4.4901" calcext:value-type="float">
            <text:p>14.4901</text:p>
          </table:table-cell>
          <table:table-cell office:value-type="float" office:value="393.258" calcext:value-type="float">
            <text:p>393.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8.74223" calcext:value-type="float">
            <text:p>8.74223</text:p>
          </table:table-cell>
          <table:table-cell office:value-type="float" office:value="393.773" calcext:value-type="float">
            <text:p>393.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6.6266" calcext:value-type="float">
            <text:p>16.6266</text:p>
          </table:table-cell>
          <table:table-cell office:value-type="float" office:value="391.024" calcext:value-type="float">
            <text:p>391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8.7255" calcext:value-type="float">
            <text:p>8.7255</text:p>
          </table:table-cell>
          <table:table-cell office:value-type="float" office:value="405.02" calcext:value-type="float">
            <text:p>405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6.57889" calcext:value-type="float">
            <text:p>6.57889</text:p>
          </table:table-cell>
          <table:table-cell office:value-type="float" office:value="413.056" calcext:value-type="float">
            <text:p>413.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8.7446" calcext:value-type="float">
            <text:p>8.7446</text:p>
          </table:table-cell>
          <table:table-cell office:value-type="float" office:value="431.601" calcext:value-type="float">
            <text:p>431.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9.27584" calcext:value-type="float">
            <text:p>9.27584</text:p>
          </table:table-cell>
          <table:table-cell office:value-type="float" office:value="432.217" calcext:value-type="float">
            <text:p>432.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2.0825" calcext:value-type="float">
            <text:p>12.0825</text:p>
          </table:table-cell>
          <table:table-cell office:value-type="float" office:value="191.191" calcext:value-type="float">
            <text:p>191.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3.7647" calcext:value-type="float">
            <text:p>13.7647</text:p>
          </table:table-cell>
          <table:table-cell office:value-type="float" office:value="184.465" calcext:value-type="float">
            <text:p>184.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7.39723" calcext:value-type="float">
            <text:p>7.39723</text:p>
          </table:table-cell>
          <table:table-cell office:value-type="float" office:value="181.082" calcext:value-type="float">
            <text:p>181.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-452.582" calcext:value-type="float">
            <text:p>-452.582</text:p>
          </table:table-cell>
          <table:table-cell office:value-type="float" office:value="180.358" calcext:value-type="float">
            <text:p>180.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272.357" calcext:value-type="float">
            <text:p>272.357</text:p>
          </table:table-cell>
          <table:table-cell office:value-type="float" office:value="192.025" calcext:value-type="float">
            <text:p>192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9.0321" calcext:value-type="float">
            <text:p>19.0321</text:p>
          </table:table-cell>
          <table:table-cell office:value-type="float" office:value="184.593" calcext:value-type="float">
            <text:p>184.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9.92488" calcext:value-type="float">
            <text:p>9.92488</text:p>
          </table:table-cell>
          <table:table-cell office:value-type="float" office:value="184.996" calcext:value-type="float">
            <text:p>184.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21.5015" calcext:value-type="float">
            <text:p>21.5015</text:p>
          </table:table-cell>
          <table:table-cell office:value-type="float" office:value="185.112" calcext:value-type="float">
            <text:p>185.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9.29249" calcext:value-type="float">
            <text:p>9.29249</text:p>
          </table:table-cell>
          <table:table-cell office:value-type="float" office:value="185.709" calcext:value-type="float">
            <text:p>185.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1.3707" calcext:value-type="float">
            <text:p>11.3707</text:p>
          </table:table-cell>
          <table:table-cell office:value-type="float" office:value="192.548" calcext:value-type="float">
            <text:p>192.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5.8659" calcext:value-type="float">
            <text:p>15.8659</text:p>
          </table:table-cell>
          <table:table-cell office:value-type="float" office:value="195.231" calcext:value-type="float">
            <text:p>195.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7.0677" calcext:value-type="float">
            <text:p>17.0677</text:p>
          </table:table-cell>
          <table:table-cell office:value-type="float" office:value="189.891" calcext:value-type="float">
            <text:p>189.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1503" calcext:value-type="float">
            <text:p>11.1503</text:p>
          </table:table-cell>
          <table:table-cell office:value-type="float" office:value="191.374" calcext:value-type="float">
            <text:p>191.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1.6604" calcext:value-type="float">
            <text:p>11.6604</text:p>
          </table:table-cell>
          <table:table-cell office:value-type="float" office:value="203.073" calcext:value-type="float">
            <text:p>203.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0.862" calcext:value-type="float">
            <text:p>10.862</text:p>
          </table:table-cell>
          <table:table-cell office:value-type="float" office:value="201.753" calcext:value-type="float">
            <text:p>201.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5.04129" calcext:value-type="float">
            <text:p>5.04129</text:p>
          </table:table-cell>
          <table:table-cell office:value-type="float" office:value="199.179" calcext:value-type="float">
            <text:p>199.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19.6156" calcext:value-type="float">
            <text:p>19.6156</text:p>
          </table:table-cell>
          <table:table-cell office:value-type="float" office:value="212.281" calcext:value-type="float">
            <text:p>212.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8.97494" calcext:value-type="float">
            <text:p>8.97494</text:p>
          </table:table-cell>
          <table:table-cell office:value-type="float" office:value="205.202" calcext:value-type="float">
            <text:p>205.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3.1967" calcext:value-type="float">
            <text:p>13.1967</text:p>
          </table:table-cell>
          <table:table-cell office:value-type="float" office:value="107.938" calcext:value-type="float">
            <text:p>107.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0.819" calcext:value-type="float">
            <text:p>10.819</text:p>
          </table:table-cell>
          <table:table-cell office:value-type="float" office:value="103.001" calcext:value-type="float">
            <text:p>103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26.3793" calcext:value-type="float">
            <text:p>26.3793</text:p>
          </table:table-cell>
          <table:table-cell office:value-type="float" office:value="104.148" calcext:value-type="float">
            <text:p>104.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-22.7306" calcext:value-type="float">
            <text:p>-22.7306</text:p>
          </table:table-cell>
          <table:table-cell office:value-type="float" office:value="103.051" calcext:value-type="float">
            <text:p>103.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0.9535" calcext:value-type="float">
            <text:p>10.9535</text:p>
          </table:table-cell>
          <table:table-cell office:value-type="float" office:value="103.965" calcext:value-type="float">
            <text:p>103.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0.0291" calcext:value-type="float">
            <text:p>10.0291</text:p>
          </table:table-cell>
          <table:table-cell office:value-type="float" office:value="100.985" calcext:value-type="float">
            <text:p>100.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3.2279" calcext:value-type="float">
            <text:p>13.2279</text:p>
          </table:table-cell>
          <table:table-cell office:value-type="float" office:value="97.9908" calcext:value-type="float">
            <text:p>97.9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6.6451" calcext:value-type="float">
            <text:p>16.6451</text:p>
          </table:table-cell>
          <table:table-cell office:value-type="float" office:value="98.3911" calcext:value-type="float">
            <text:p>98.3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4.2433" calcext:value-type="float">
            <text:p>14.2433</text:p>
          </table:table-cell>
          <table:table-cell office:value-type="float" office:value="97.705" calcext:value-type="float">
            <text:p>97.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2.7869" calcext:value-type="float">
            <text:p>12.7869</text:p>
          </table:table-cell>
          <table:table-cell office:value-type="float" office:value="101.033" calcext:value-type="float">
            <text:p>101.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8.51739" calcext:value-type="float">
            <text:p>8.51739</text:p>
          </table:table-cell>
          <table:table-cell office:value-type="float" office:value="109.87" calcext:value-type="float">
            <text:p>109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2.1286" calcext:value-type="float">
            <text:p>12.1286</text:p>
          </table:table-cell>
          <table:table-cell office:value-type="float" office:value="106.932" calcext:value-type="float">
            <text:p>106.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5.4914" calcext:value-type="float">
            <text:p>15.4914</text:p>
          </table:table-cell>
          <table:table-cell office:value-type="float" office:value="103.568" calcext:value-type="float">
            <text:p>103.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4.8495" calcext:value-type="float">
            <text:p>14.8495</text:p>
          </table:table-cell>
          <table:table-cell office:value-type="float" office:value="103.269" calcext:value-type="float">
            <text:p>103.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4.3299" calcext:value-type="float">
            <text:p>14.3299</text:p>
          </table:table-cell>
          <table:table-cell office:value-type="float" office:value="104.098" calcext:value-type="float">
            <text:p>104.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6.10449" calcext:value-type="float">
            <text:p>6.10449</text:p>
          </table:table-cell>
          <table:table-cell office:value-type="float" office:value="107.8" calcext:value-type="float">
            <text:p>107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10.0363" calcext:value-type="float">
            <text:p>10.0363</text:p>
          </table:table-cell>
          <table:table-cell office:value-type="float" office:value="111.644" calcext:value-type="float">
            <text:p>111.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7.32757" calcext:value-type="float">
            <text:p>7.32757</text:p>
          </table:table-cell>
          <table:table-cell office:value-type="float" office:value="114.077" calcext:value-type="float">
            <text:p>114.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3.0106" calcext:value-type="float">
            <text:p>13.0106</text:p>
          </table:table-cell>
          <table:table-cell office:value-type="float" office:value="232.778" calcext:value-type="float">
            <text:p>232.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9.39721" calcext:value-type="float">
            <text:p>9.39721</text:p>
          </table:table-cell>
          <table:table-cell office:value-type="float" office:value="232.735" calcext:value-type="float">
            <text:p>232.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2.3781" calcext:value-type="float">
            <text:p>12.3781</text:p>
          </table:table-cell>
          <table:table-cell office:value-type="float" office:value="229.501" calcext:value-type="float">
            <text:p>229.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2.1382" calcext:value-type="float">
            <text:p>12.1382</text:p>
          </table:table-cell>
          <table:table-cell office:value-type="float" office:value="227.005" calcext:value-type="float">
            <text:p>227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2.2351" calcext:value-type="float">
            <text:p>12.2351</text:p>
          </table:table-cell>
          <table:table-cell office:value-type="float" office:value="219.346" calcext:value-type="float">
            <text:p>219.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1.071" calcext:value-type="float">
            <text:p>11.071</text:p>
          </table:table-cell>
          <table:table-cell office:value-type="float" office:value="225.021" calcext:value-type="float">
            <text:p>225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0.73" calcext:value-type="float">
            <text:p>10.73</text:p>
          </table:table-cell>
          <table:table-cell office:value-type="float" office:value="218.794" calcext:value-type="float">
            <text:p>218.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4.1441" calcext:value-type="float">
            <text:p>14.1441</text:p>
          </table:table-cell>
          <table:table-cell office:value-type="float" office:value="228.834" calcext:value-type="float">
            <text:p>228.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3.8469" calcext:value-type="float">
            <text:p>13.8469</text:p>
          </table:table-cell>
          <table:table-cell office:value-type="float" office:value="225.14" calcext:value-type="float">
            <text:p>225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1.8428" calcext:value-type="float">
            <text:p>11.8428</text:p>
          </table:table-cell>
          <table:table-cell office:value-type="float" office:value="231.071" calcext:value-type="float">
            <text:p>231.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2.3384" calcext:value-type="float">
            <text:p>12.3384</text:p>
          </table:table-cell>
          <table:table-cell office:value-type="float" office:value="229.063" calcext:value-type="float">
            <text:p>229.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1.602" calcext:value-type="float">
            <text:p>11.602</text:p>
          </table:table-cell>
          <table:table-cell office:value-type="float" office:value="232.276" calcext:value-type="float">
            <text:p>232.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2.2986" calcext:value-type="float">
            <text:p>12.2986</text:p>
          </table:table-cell>
          <table:table-cell office:value-type="float" office:value="227.957" calcext:value-type="float">
            <text:p>227.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9.91596" calcext:value-type="float">
            <text:p>9.91596</text:p>
          </table:table-cell>
          <table:table-cell office:value-type="float" office:value="224.843" calcext:value-type="float">
            <text:p>224.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0.9075" calcext:value-type="float">
            <text:p>10.9075</text:p>
          </table:table-cell>
          <table:table-cell office:value-type="float" office:value="236.106" calcext:value-type="float">
            <text:p>236.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8.8263" calcext:value-type="float">
            <text:p>8.8263</text:p>
          </table:table-cell>
          <table:table-cell office:value-type="float" office:value="246.052" calcext:value-type="float">
            <text:p>246.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8.31296" calcext:value-type="float">
            <text:p>8.31296</text:p>
          </table:table-cell>
          <table:table-cell office:value-type="float" office:value="254.518" calcext:value-type="float">
            <text:p>254.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9.44408" calcext:value-type="float">
            <text:p>9.44408</text:p>
          </table:table-cell>
          <table:table-cell office:value-type="float" office:value="244.703" calcext:value-type="float">
            <text:p>244.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3.6789" calcext:value-type="float">
            <text:p>13.6789</text:p>
          </table:table-cell>
          <table:table-cell office:value-type="float" office:value="98.4011" calcext:value-type="float">
            <text:p>98.4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4625" calcext:value-type="float">
            <text:p>11.4625</text:p>
          </table:table-cell>
          <table:table-cell office:value-type="float" office:value="104.469" calcext:value-type="float">
            <text:p>104.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1.1573" calcext:value-type="float">
            <text:p>11.1573</text:p>
          </table:table-cell>
          <table:table-cell office:value-type="float" office:value="107.26" calcext:value-type="float">
            <text:p>107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-19.7605" calcext:value-type="float">
            <text:p>-19.7605</text:p>
          </table:table-cell>
          <table:table-cell office:value-type="float" office:value="98.8147" calcext:value-type="float">
            <text:p>98.8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7.0421" calcext:value-type="float">
            <text:p>17.0421</text:p>
          </table:table-cell>
          <table:table-cell office:value-type="float" office:value="98.6253" calcext:value-type="float">
            <text:p>98.6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25.1857" calcext:value-type="float">
            <text:p>25.1857</text:p>
          </table:table-cell>
          <table:table-cell office:value-type="float" office:value="97.3509" calcext:value-type="float">
            <text:p>97.3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1.232" calcext:value-type="float">
            <text:p>11.232</text:p>
          </table:table-cell>
          <table:table-cell office:value-type="float" office:value="96.5471" calcext:value-type="float">
            <text:p>96.5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9.1494" calcext:value-type="float">
            <text:p>19.1494</text:p>
          </table:table-cell>
          <table:table-cell office:value-type="float" office:value="93.0761" calcext:value-type="float">
            <text:p>93.0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8.04616" calcext:value-type="float">
            <text:p>8.04616</text:p>
          </table:table-cell>
          <table:table-cell office:value-type="float" office:value="95.7331" calcext:value-type="float">
            <text:p>95.7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9.3424" calcext:value-type="float">
            <text:p>19.3424</text:p>
          </table:table-cell>
          <table:table-cell office:value-type="float" office:value="96.1664" calcext:value-type="float">
            <text:p>96.1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2.1352" calcext:value-type="float">
            <text:p>12.1352</text:p>
          </table:table-cell>
          <table:table-cell office:value-type="float" office:value="103.284" calcext:value-type="float">
            <text:p>103.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9.9463" calcext:value-type="float">
            <text:p>9.9463</text:p>
          </table:table-cell>
          <table:table-cell office:value-type="float" office:value="99.8163" calcext:value-type="float">
            <text:p>99.8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0.1657" calcext:value-type="float">
            <text:p>10.1657</text:p>
          </table:table-cell>
          <table:table-cell office:value-type="float" office:value="95.6885" calcext:value-type="float">
            <text:p>95.6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8.70639" calcext:value-type="float">
            <text:p>8.70639</text:p>
          </table:table-cell>
          <table:table-cell office:value-type="float" office:value="96.7075" calcext:value-type="float">
            <text:p>96.7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7.1925" calcext:value-type="float">
            <text:p>7.1925</text:p>
          </table:table-cell>
          <table:table-cell office:value-type="float" office:value="99.2363" calcext:value-type="float">
            <text:p>99.2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14.2349" calcext:value-type="float">
            <text:p>14.2349</text:p>
          </table:table-cell>
          <table:table-cell office:value-type="float" office:value="105.33" calcext:value-type="float">
            <text:p>105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9.85956" calcext:value-type="float">
            <text:p>9.85956</text:p>
          </table:table-cell>
          <table:table-cell office:value-type="float" office:value="101.157" calcext:value-type="float">
            <text:p>101.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7.04741" calcext:value-type="float">
            <text:p>7.04741</text:p>
          </table:table-cell>
          <table:table-cell office:value-type="float" office:value="109.095" calcext:value-type="float">
            <text:p>109.09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20.0896" calcext:value-type="float">
            <text:p>20.0896</text:p>
          </table:table-cell>
          <table:table-cell office:value-type="float" office:value="490.957" calcext:value-type="float">
            <text:p>490.95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7.71984" calcext:value-type="float">
            <text:p>7.71984</text:p>
          </table:table-cell>
          <table:table-cell office:value-type="float" office:value="472.703" calcext:value-type="float">
            <text:p>472.70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8.04848" calcext:value-type="float">
            <text:p>8.04848</text:p>
          </table:table-cell>
          <table:table-cell office:value-type="float" office:value="468.192" calcext:value-type="float">
            <text:p>468.19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5.9155" calcext:value-type="float">
            <text:p>15.9155</text:p>
          </table:table-cell>
          <table:table-cell office:value-type="float" office:value="445.131" calcext:value-type="float">
            <text:p>445.13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83.2616" calcext:value-type="float">
            <text:p>83.2616</text:p>
          </table:table-cell>
          <table:table-cell office:value-type="float" office:value="461.661" calcext:value-type="float">
            <text:p>461.66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80.474" calcext:value-type="float">
            <text:p>80.474</text:p>
          </table:table-cell>
          <table:table-cell office:value-type="float" office:value="467.665" calcext:value-type="float">
            <text:p>467.66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78.9145" calcext:value-type="float">
            <text:p>78.9145</text:p>
          </table:table-cell>
          <table:table-cell office:value-type="float" office:value="481.097" calcext:value-type="float">
            <text:p>481.09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28.1421" calcext:value-type="float">
            <text:p>28.1421</text:p>
          </table:table-cell>
          <table:table-cell office:value-type="float" office:value="471.394" calcext:value-type="float">
            <text:p>471.39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22.6108" calcext:value-type="float">
            <text:p>22.6108</text:p>
          </table:table-cell>
          <table:table-cell office:value-type="float" office:value="459.882" calcext:value-type="float">
            <text:p>459.88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28.9422" calcext:value-type="float">
            <text:p>28.9422</text:p>
          </table:table-cell>
          <table:table-cell office:value-type="float" office:value="469.003" calcext:value-type="float">
            <text:p>469.00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6.5518" calcext:value-type="float">
            <text:p>16.5518</text:p>
          </table:table-cell>
          <table:table-cell office:value-type="float" office:value="493.443" calcext:value-type="float">
            <text:p>493.44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7.41836" calcext:value-type="float">
            <text:p>7.41836</text:p>
          </table:table-cell>
          <table:table-cell office:value-type="float" office:value="483.983" calcext:value-type="float">
            <text:p>483.98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2.1804" calcext:value-type="float">
            <text:p>12.1804</text:p>
          </table:table-cell>
          <table:table-cell office:value-type="float" office:value="495.947" calcext:value-type="float">
            <text:p>495.9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0.0325" calcext:value-type="float">
            <text:p>10.0325</text:p>
          </table:table-cell>
          <table:table-cell office:value-type="float" office:value="507.643" calcext:value-type="float">
            <text:p>507.64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9.65495" calcext:value-type="float">
            <text:p>9.65495</text:p>
          </table:table-cell>
          <table:table-cell office:value-type="float" office:value="489.994" calcext:value-type="float">
            <text:p>489.99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10.3783" calcext:value-type="float">
            <text:p>10.3783</text:p>
          </table:table-cell>
          <table:table-cell office:value-type="float" office:value="474.625" calcext:value-type="float">
            <text:p>474.62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6.47884" calcext:value-type="float">
            <text:p>6.47884</text:p>
          </table:table-cell>
          <table:table-cell office:value-type="float" office:value="475.096" calcext:value-type="float">
            <text:p>475.09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6.0189" calcext:value-type="float">
            <text:p>6.0189</text:p>
          </table:table-cell>
          <table:table-cell office:value-type="float" office:value="476.321" calcext:value-type="float">
            <text:p>476.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205" calcext:value-type="float">
            <text:p>205</text:p>
          </table:table-cell>
          <table:table-cell office:value-type="float" office:value="321.585" calcext:value-type="float">
            <text:p>321.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26.3693" calcext:value-type="float">
            <text:p>26.3693</text:p>
          </table:table-cell>
          <table:table-cell office:value-type="float" office:value="339.461" calcext:value-type="float">
            <text:p>339.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-67.6364" calcext:value-type="float">
            <text:p>-67.6364</text:p>
          </table:table-cell>
          <table:table-cell office:value-type="float" office:value="310.998" calcext:value-type="float">
            <text:p>310.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-9.47164" calcext:value-type="float">
            <text:p>-9.47164</text:p>
          </table:table-cell>
          <table:table-cell office:value-type="float" office:value="313.357" calcext:value-type="float">
            <text:p>313.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-206.641" calcext:value-type="float">
            <text:p>-206.641</text:p>
          </table:table-cell>
          <table:table-cell office:value-type="float" office:value="308.165" calcext:value-type="float">
            <text:p>308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8.0894" calcext:value-type="float">
            <text:p>18.0894</text:p>
          </table:table-cell>
          <table:table-cell office:value-type="float" office:value="322.016" calcext:value-type="float">
            <text:p>322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6.10587" calcext:value-type="float">
            <text:p>6.10587</text:p>
          </table:table-cell>
          <table:table-cell office:value-type="float" office:value="314.474" calcext:value-type="float">
            <text:p>314.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-7.40265" calcext:value-type="float">
            <text:p>-7.40265</text:p>
          </table:table-cell>
          <table:table-cell office:value-type="float" office:value="309.973" calcext:value-type="float">
            <text:p>309.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8.74861" calcext:value-type="float">
            <text:p>8.74861</text:p>
          </table:table-cell>
          <table:table-cell office:value-type="float" office:value="308.93" calcext:value-type="float">
            <text:p>308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25.5532" calcext:value-type="float">
            <text:p>25.5532</text:p>
          </table:table-cell>
          <table:table-cell office:value-type="float" office:value="335.484" calcext:value-type="float">
            <text:p>335.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6.85927" calcext:value-type="float">
            <text:p>6.85927</text:p>
          </table:table-cell>
          <table:table-cell office:value-type="float" office:value="345.066" calcext:value-type="float">
            <text:p>345.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-4.04093" calcext:value-type="float">
            <text:p>-4.04093</text:p>
          </table:table-cell>
          <table:table-cell office:value-type="float" office:value="358.989" calcext:value-type="float">
            <text:p>358.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34.8944" calcext:value-type="float">
            <text:p>34.8944</text:p>
          </table:table-cell>
          <table:table-cell office:value-type="float" office:value="342.061" calcext:value-type="float">
            <text:p>342.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6.08642" calcext:value-type="float">
            <text:p>6.08642</text:p>
          </table:table-cell>
          <table:table-cell office:value-type="float" office:value="314.725" calcext:value-type="float">
            <text:p>314.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9.40786" calcext:value-type="float">
            <text:p>9.40786</text:p>
          </table:table-cell>
          <table:table-cell office:value-type="float" office:value="315.741" calcext:value-type="float">
            <text:p>315.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13.7022" calcext:value-type="float">
            <text:p>13.7022</text:p>
          </table:table-cell>
          <table:table-cell office:value-type="float" office:value="336.052" calcext:value-type="float">
            <text:p>336.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12.7725" calcext:value-type="float">
            <text:p>12.7725</text:p>
          </table:table-cell>
          <table:table-cell office:value-type="float" office:value="335.945" calcext:value-type="float">
            <text:p>335.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27.5108" calcext:value-type="float">
            <text:p>27.5108</text:p>
          </table:table-cell>
          <table:table-cell office:value-type="float" office:value="344.501" calcext:value-type="float">
            <text:p>344.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7.2751" calcext:value-type="float">
            <text:p>17.2751</text:p>
          </table:table-cell>
          <table:table-cell office:value-type="float" office:value="253.431" calcext:value-type="float">
            <text:p>253.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97.4853" calcext:value-type="float">
            <text:p>97.4853</text:p>
          </table:table-cell>
          <table:table-cell office:value-type="float" office:value="257.038" calcext:value-type="float">
            <text:p>257.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6.9457" calcext:value-type="float">
            <text:p>16.9457</text:p>
          </table:table-cell>
          <table:table-cell office:value-type="float" office:value="274.052" calcext:value-type="float">
            <text:p>274.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34.0654" calcext:value-type="float">
            <text:p>34.0654</text:p>
          </table:table-cell>
          <table:table-cell office:value-type="float" office:value="260.466" calcext:value-type="float">
            <text:p>260.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-92.9074" calcext:value-type="float">
            <text:p>-92.9074</text:p>
          </table:table-cell>
          <table:table-cell office:value-type="float" office:value="261.262" calcext:value-type="float">
            <text:p>261.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21.6861" calcext:value-type="float">
            <text:p>21.6861</text:p>
          </table:table-cell>
          <table:table-cell office:value-type="float" office:value="278.858" calcext:value-type="float">
            <text:p>278.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44.8397" calcext:value-type="float">
            <text:p>44.8397</text:p>
          </table:table-cell>
          <table:table-cell office:value-type="float" office:value="267.756" calcext:value-type="float">
            <text:p>267.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23.4319" calcext:value-type="float">
            <text:p>23.4319</text:p>
          </table:table-cell>
          <table:table-cell office:value-type="float" office:value="295.231" calcext:value-type="float">
            <text:p>295.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21.1556" calcext:value-type="float">
            <text:p>21.1556</text:p>
          </table:table-cell>
          <table:table-cell office:value-type="float" office:value="236.944" calcext:value-type="float">
            <text:p>236.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5.5023" calcext:value-type="float">
            <text:p>15.5023</text:p>
          </table:table-cell>
          <table:table-cell office:value-type="float" office:value="244.798" calcext:value-type="float">
            <text:p>244.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3.5619" calcext:value-type="float">
            <text:p>13.5619</text:p>
          </table:table-cell>
          <table:table-cell office:value-type="float" office:value="270.625" calcext:value-type="float">
            <text:p>270.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25.5081" calcext:value-type="float">
            <text:p>25.5081</text:p>
          </table:table-cell>
          <table:table-cell office:value-type="float" office:value="260.024" calcext:value-type="float">
            <text:p>260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0.8005" calcext:value-type="float">
            <text:p>10.8005</text:p>
          </table:table-cell>
          <table:table-cell office:value-type="float" office:value="258.129" calcext:value-type="float">
            <text:p>258.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1.4174" calcext:value-type="float">
            <text:p>11.4174</text:p>
          </table:table-cell>
          <table:table-cell office:value-type="float" office:value="260.009" calcext:value-type="float">
            <text:p>26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9.33437" calcext:value-type="float">
            <text:p>9.33437</text:p>
          </table:table-cell>
          <table:table-cell office:value-type="float" office:value="263.027" calcext:value-type="float">
            <text:p>263.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12.3168" calcext:value-type="float">
            <text:p>12.3168</text:p>
          </table:table-cell>
          <table:table-cell office:value-type="float" office:value="257.452" calcext:value-type="float">
            <text:p>257.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6.27533" calcext:value-type="float">
            <text:p>6.27533</text:p>
          </table:table-cell>
          <table:table-cell office:value-type="float" office:value="271.576" calcext:value-type="float">
            <text:p>271.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12.1486" calcext:value-type="float">
            <text:p>12.1486</text:p>
          </table:table-cell>
          <table:table-cell office:value-type="float" office:value="256.092" calcext:value-type="float">
            <text:p>256.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9.10311" calcext:value-type="float">
            <text:p>9.10311</text:p>
          </table:table-cell>
          <table:table-cell office:value-type="float" office:value="312.946" calcext:value-type="float">
            <text:p>312.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6.5495" calcext:value-type="float">
            <text:p>16.5495</text:p>
          </table:table-cell>
          <table:table-cell office:value-type="float" office:value="313.105" calcext:value-type="float">
            <text:p>313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86.1342" calcext:value-type="float">
            <text:p>86.1342</text:p>
          </table:table-cell>
          <table:table-cell office:value-type="float" office:value="304.739" calcext:value-type="float">
            <text:p>304.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886.745" calcext:value-type="float">
            <text:p>886.745</text:p>
          </table:table-cell>
          <table:table-cell office:value-type="float" office:value="304.941" calcext:value-type="float">
            <text:p>304.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8.6762" calcext:value-type="float">
            <text:p>18.6762</text:p>
          </table:table-cell>
          <table:table-cell office:value-type="float" office:value="315.817" calcext:value-type="float">
            <text:p>315.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2.4174" calcext:value-type="float">
            <text:p>12.4174</text:p>
          </table:table-cell>
          <table:table-cell office:value-type="float" office:value="291.022" calcext:value-type="float">
            <text:p>291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8.61625" calcext:value-type="float">
            <text:p>8.61625</text:p>
          </table:table-cell>
          <table:table-cell office:value-type="float" office:value="279.44" calcext:value-type="float">
            <text:p>279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2.7762" calcext:value-type="float">
            <text:p>12.7762</text:p>
          </table:table-cell>
          <table:table-cell office:value-type="float" office:value="281.57" calcext:value-type="float">
            <text:p>281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4.5217" calcext:value-type="float">
            <text:p>14.5217</text:p>
          </table:table-cell>
          <table:table-cell office:value-type="float" office:value="283.869" calcext:value-type="float">
            <text:p>283.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9.02457" calcext:value-type="float">
            <text:p>9.02457</text:p>
          </table:table-cell>
          <table:table-cell office:value-type="float" office:value="286.051" calcext:value-type="float">
            <text:p>286.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2.2759" calcext:value-type="float">
            <text:p>12.2759</text:p>
          </table:table-cell>
          <table:table-cell office:value-type="float" office:value="308.098" calcext:value-type="float">
            <text:p>308.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9.558" calcext:value-type="float">
            <text:p>19.558</text:p>
          </table:table-cell>
          <table:table-cell office:value-type="float" office:value="303.584" calcext:value-type="float">
            <text:p>303.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4.3567" calcext:value-type="float">
            <text:p>14.3567</text:p>
          </table:table-cell>
          <table:table-cell office:value-type="float" office:value="305.86" calcext:value-type="float">
            <text:p>305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8.57634" calcext:value-type="float">
            <text:p>8.57634</text:p>
          </table:table-cell>
          <table:table-cell office:value-type="float" office:value="305.364" calcext:value-type="float">
            <text:p>305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3.8414" calcext:value-type="float">
            <text:p>13.8414</text:p>
          </table:table-cell>
          <table:table-cell office:value-type="float" office:value="311.66" calcext:value-type="float">
            <text:p>311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7.92732" calcext:value-type="float">
            <text:p>7.92732</text:p>
          </table:table-cell>
          <table:table-cell office:value-type="float" office:value="306.371" calcext:value-type="float">
            <text:p>306.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7.53829" calcext:value-type="float">
            <text:p>7.53829</text:p>
          </table:table-cell>
          <table:table-cell office:value-type="float" office:value="313.058" calcext:value-type="float">
            <text:p>313.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11.3338" calcext:value-type="float">
            <text:p>11.3338</text:p>
          </table:table-cell>
          <table:table-cell office:value-type="float" office:value="319.129" calcext:value-type="float">
            <text:p>319.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13.867" calcext:value-type="float">
            <text:p>113.867</text:p>
          </table:table-cell>
          <table:table-cell office:value-type="float" office:value="238.976" calcext:value-type="float">
            <text:p>238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8.55369" calcext:value-type="float">
            <text:p>8.55369</text:p>
          </table:table-cell>
          <table:table-cell office:value-type="float" office:value="259.643" calcext:value-type="float">
            <text:p>259.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5.482" calcext:value-type="float">
            <text:p>15.482</text:p>
          </table:table-cell>
          <table:table-cell office:value-type="float" office:value="262.629" calcext:value-type="float">
            <text:p>262.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23.999" calcext:value-type="float">
            <text:p>23.999</text:p>
          </table:table-cell>
          <table:table-cell office:value-type="float" office:value="257.969" calcext:value-type="float">
            <text:p>257.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9.6353" calcext:value-type="float">
            <text:p>19.6353</text:p>
          </table:table-cell>
          <table:table-cell office:value-type="float" office:value="250.79" calcext:value-type="float">
            <text:p>250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0.4027" calcext:value-type="float">
            <text:p>10.4027</text:p>
          </table:table-cell>
          <table:table-cell office:value-type="float" office:value="262.485" calcext:value-type="float">
            <text:p>262.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22.5785" calcext:value-type="float">
            <text:p>22.5785</text:p>
          </table:table-cell>
          <table:table-cell office:value-type="float" office:value="236.301" calcext:value-type="float">
            <text:p>236.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5.2706" calcext:value-type="float">
            <text:p>15.2706</text:p>
          </table:table-cell>
          <table:table-cell office:value-type="float" office:value="250.203" calcext:value-type="float">
            <text:p>250.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3.0205" calcext:value-type="float">
            <text:p>13.0205</text:p>
          </table:table-cell>
          <table:table-cell office:value-type="float" office:value="237.759" calcext:value-type="float">
            <text:p>237.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3.9348" calcext:value-type="float">
            <text:p>13.9348</text:p>
          </table:table-cell>
          <table:table-cell office:value-type="float" office:value="258.09" calcext:value-type="float">
            <text:p>258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3.2075" calcext:value-type="float">
            <text:p>13.2075</text:p>
          </table:table-cell>
          <table:table-cell office:value-type="float" office:value="240.04" calcext:value-type="float">
            <text:p>24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0.086" calcext:value-type="float">
            <text:p>10.086</text:p>
          </table:table-cell>
          <table:table-cell office:value-type="float" office:value="260.935" calcext:value-type="float">
            <text:p>260.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2.6118" calcext:value-type="float">
            <text:p>12.6118</text:p>
          </table:table-cell>
          <table:table-cell office:value-type="float" office:value="257.754" calcext:value-type="float">
            <text:p>257.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29.1757" calcext:value-type="float">
            <text:p>29.1757</text:p>
          </table:table-cell>
          <table:table-cell office:value-type="float" office:value="267.928" calcext:value-type="float">
            <text:p>267.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2.2777" calcext:value-type="float">
            <text:p>12.2777</text:p>
          </table:table-cell>
          <table:table-cell office:value-type="float" office:value="275.099" calcext:value-type="float">
            <text:p>275.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9.87871" calcext:value-type="float">
            <text:p>9.87871</text:p>
          </table:table-cell>
          <table:table-cell office:value-type="float" office:value="280.76" calcext:value-type="float">
            <text:p>280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7.2933" calcext:value-type="float">
            <text:p>7.2933</text:p>
          </table:table-cell>
          <table:table-cell office:value-type="float" office:value="290.145" calcext:value-type="float">
            <text:p>290.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9.34924" calcext:value-type="float">
            <text:p>9.34924</text:p>
          </table:table-cell>
          <table:table-cell office:value-type="float" office:value="292.533" calcext:value-type="float">
            <text:p>292.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-21.3799" calcext:value-type="float">
            <text:p>-21.3799</text:p>
          </table:table-cell>
          <table:table-cell office:value-type="float" office:value="199.839" calcext:value-type="float">
            <text:p>199.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6.7294" calcext:value-type="float">
            <text:p>16.7294</text:p>
          </table:table-cell>
          <table:table-cell office:value-type="float" office:value="212.828" calcext:value-type="float">
            <text:p>212.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-4.22687" calcext:value-type="float">
            <text:p>-4.22687</text:p>
          </table:table-cell>
          <table:table-cell office:value-type="float" office:value="216.355" calcext:value-type="float">
            <text:p>216.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-8.86923" calcext:value-type="float">
            <text:p>-8.86923</text:p>
          </table:table-cell>
          <table:table-cell office:value-type="float" office:value="210.271" calcext:value-type="float">
            <text:p>210.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-4.78709" calcext:value-type="float">
            <text:p>-4.78709</text:p>
          </table:table-cell>
          <table:table-cell office:value-type="float" office:value="214.638" calcext:value-type="float">
            <text:p>214.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0.6657" calcext:value-type="float">
            <text:p>10.6657</text:p>
          </table:table-cell>
          <table:table-cell office:value-type="float" office:value="208.809" calcext:value-type="float">
            <text:p>208.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-5.45473" calcext:value-type="float">
            <text:p>-5.45473</text:p>
          </table:table-cell>
          <table:table-cell office:value-type="float" office:value="211.979" calcext:value-type="float">
            <text:p>211.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-13.2262" calcext:value-type="float">
            <text:p>-13.2262</text:p>
          </table:table-cell>
          <table:table-cell office:value-type="float" office:value="224.178" calcext:value-type="float">
            <text:p>224.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4.784" calcext:value-type="float">
            <text:p>4.784</text:p>
          </table:table-cell>
          <table:table-cell office:value-type="float" office:value="211.689" calcext:value-type="float">
            <text:p>211.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-3.24157" calcext:value-type="float">
            <text:p>-3.24157</text:p>
          </table:table-cell>
          <table:table-cell office:value-type="float" office:value="215.389" calcext:value-type="float">
            <text:p>215.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-2.72043" calcext:value-type="float">
            <text:p>-2.72043</text:p>
          </table:table-cell>
          <table:table-cell office:value-type="float" office:value="213.807" calcext:value-type="float">
            <text:p>213.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-23.7268" calcext:value-type="float">
            <text:p>-23.7268</text:p>
          </table:table-cell>
          <table:table-cell office:value-type="float" office:value="220.919" calcext:value-type="float">
            <text:p>220.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3.43591" calcext:value-type="float">
            <text:p>3.43591</text:p>
          </table:table-cell>
          <table:table-cell office:value-type="float" office:value="210.965" calcext:value-type="float">
            <text:p>210.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6.23953" calcext:value-type="float">
            <text:p>6.23953</text:p>
          </table:table-cell>
          <table:table-cell office:value-type="float" office:value="216.119" calcext:value-type="float">
            <text:p>216.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-8.29968" calcext:value-type="float">
            <text:p>-8.29968</text:p>
          </table:table-cell>
          <table:table-cell office:value-type="float" office:value="194.899" calcext:value-type="float">
            <text:p>194.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13.8705" calcext:value-type="float">
            <text:p>13.8705</text:p>
          </table:table-cell>
          <table:table-cell office:value-type="float" office:value="198.027" calcext:value-type="float">
            <text:p>198.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-17.9934" calcext:value-type="float">
            <text:p>-17.9934</text:p>
          </table:table-cell>
          <table:table-cell office:value-type="float" office:value="201.553" calcext:value-type="float">
            <text:p>201.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4.11436" calcext:value-type="float">
            <text:p>4.11436</text:p>
          </table:table-cell>
          <table:table-cell office:value-type="float" office:value="216.295" calcext:value-type="float">
            <text:p>216.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-8.77708" calcext:value-type="float">
            <text:p>-8.77708</text:p>
          </table:table-cell>
          <table:table-cell office:value-type="float" office:value="53.9866" calcext:value-type="float">
            <text:p>53.9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6.4909" calcext:value-type="float">
            <text:p>16.4909</text:p>
          </table:table-cell>
          <table:table-cell office:value-type="float" office:value="57.3001" calcext:value-type="float">
            <text:p>57.3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-14.7963" calcext:value-type="float">
            <text:p>-14.7963</text:p>
          </table:table-cell>
          <table:table-cell office:value-type="float" office:value="49.9438" calcext:value-type="float">
            <text:p>49.9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-4.3304" calcext:value-type="float">
            <text:p>-4.3304</text:p>
          </table:table-cell>
          <table:table-cell office:value-type="float" office:value="58.7006" calcext:value-type="float">
            <text:p>58.7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0.333442" calcext:value-type="float">
            <text:p>0.333442</text:p>
          </table:table-cell>
          <table:table-cell office:value-type="float" office:value="50.1727" calcext:value-type="float">
            <text:p>50.1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-2.39249" calcext:value-type="float">
            <text:p>-2.39249</text:p>
          </table:table-cell>
          <table:table-cell office:value-type="float" office:value="55.6534" calcext:value-type="float">
            <text:p>55.6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-1.13644" calcext:value-type="float">
            <text:p>-1.13644</text:p>
          </table:table-cell>
          <table:table-cell office:value-type="float" office:value="57.5344" calcext:value-type="float">
            <text:p>57.5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-4.98753" calcext:value-type="float">
            <text:p>-4.98753</text:p>
          </table:table-cell>
          <table:table-cell office:value-type="float" office:value="53.8269" calcext:value-type="float">
            <text:p>53.8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0.561692" calcext:value-type="float">
            <text:p>0.561692</text:p>
          </table:table-cell>
          <table:table-cell office:value-type="float" office:value="61.0323" calcext:value-type="float">
            <text:p>61.0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0.467424" calcext:value-type="float">
            <text:p>0.467424</text:p>
          </table:table-cell>
          <table:table-cell office:value-type="float" office:value="51.9217" calcext:value-type="float">
            <text:p>51.9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-1.52708" calcext:value-type="float">
            <text:p>-1.52708</text:p>
          </table:table-cell>
          <table:table-cell office:value-type="float" office:value="58.2362" calcext:value-type="float">
            <text:p>58.2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-2.88692" calcext:value-type="float">
            <text:p>-2.88692</text:p>
          </table:table-cell>
          <table:table-cell office:value-type="float" office:value="80.061" calcext:value-type="float">
            <text:p>80.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4.52177" calcext:value-type="float">
            <text:p>4.52177</text:p>
          </table:table-cell>
          <table:table-cell office:value-type="float" office:value="49.4015" calcext:value-type="float">
            <text:p>49.4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-0.563528" calcext:value-type="float">
            <text:p>-0.563528</text:p>
          </table:table-cell>
          <table:table-cell office:value-type="float" office:value="56.1125" calcext:value-type="float">
            <text:p>56.1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-1.71915" calcext:value-type="float">
            <text:p>-1.71915</text:p>
          </table:table-cell>
          <table:table-cell office:value-type="float" office:value="55.162" calcext:value-type="float">
            <text:p>55.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-6.9862" calcext:value-type="float">
            <text:p>-6.9862</text:p>
          </table:table-cell>
          <table:table-cell office:value-type="float" office:value="61.4385" calcext:value-type="float">
            <text:p>61.4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15.7376" calcext:value-type="float">
            <text:p>15.7376</text:p>
          </table:table-cell>
          <table:table-cell office:value-type="float" office:value="54.5476" calcext:value-type="float">
            <text:p>54.5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0.2995" calcext:value-type="float">
            <text:p>10.2995</text:p>
          </table:table-cell>
          <table:table-cell office:value-type="float" office:value="13.1418" calcext:value-type="float">
            <text:p>13.1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48.7115" calcext:value-type="float">
            <text:p>48.7115</text:p>
          </table:table-cell>
          <table:table-cell office:value-type="float" office:value="12.7754" calcext:value-type="float">
            <text:p>12.7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5.1943" calcext:value-type="float">
            <text:p>15.1943</text:p>
          </table:table-cell>
          <table:table-cell office:value-type="float" office:value="13.0625" calcext:value-type="float">
            <text:p>13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63.3055" calcext:value-type="float">
            <text:p>63.3055</text:p>
          </table:table-cell>
          <table:table-cell office:value-type="float" office:value="11.0927" calcext:value-type="float">
            <text:p>11.0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54.4008" calcext:value-type="float">
            <text:p>54.4008</text:p>
          </table:table-cell>
          <table:table-cell office:value-type="float" office:value="19.7667" calcext:value-type="float">
            <text:p>19.7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9.7017" calcext:value-type="float">
            <text:p>19.7017</text:p>
          </table:table-cell>
          <table:table-cell office:value-type="float" office:value="19.2125" calcext:value-type="float">
            <text:p>19.2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-140.819" calcext:value-type="float">
            <text:p>-140.819</text:p>
          </table:table-cell>
          <table:table-cell office:value-type="float" office:value="10.8607" calcext:value-type="float">
            <text:p>10.8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9.1432" calcext:value-type="float">
            <text:p>9.1432</text:p>
          </table:table-cell>
          <table:table-cell office:value-type="float" office:value="12.37" calcext:value-type="float">
            <text:p>12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4.382" calcext:value-type="float">
            <text:p>14.382</text:p>
          </table:table-cell>
          <table:table-cell office:value-type="float" office:value="19.5163" calcext:value-type="float">
            <text:p>19.5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9.14928" calcext:value-type="float">
            <text:p>9.14928</text:p>
          </table:table-cell>
          <table:table-cell office:value-type="float" office:value="18.8374" calcext:value-type="float">
            <text:p>18.8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9.20571" calcext:value-type="float">
            <text:p>9.20571</text:p>
          </table:table-cell>
          <table:table-cell office:value-type="float" office:value="11.9243" calcext:value-type="float">
            <text:p>11.9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4.636" calcext:value-type="float">
            <text:p>14.636</text:p>
          </table:table-cell>
          <table:table-cell office:value-type="float" office:value="13.4296" calcext:value-type="float">
            <text:p>13.4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8.56898" calcext:value-type="float">
            <text:p>8.56898</text:p>
          </table:table-cell>
          <table:table-cell office:value-type="float" office:value="12.1895" calcext:value-type="float">
            <text:p>12.1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7.8688" calcext:value-type="float">
            <text:p>7.8688</text:p>
          </table:table-cell>
          <table:table-cell office:value-type="float" office:value="12.3795" calcext:value-type="float">
            <text:p>12.3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0.5915" calcext:value-type="float">
            <text:p>10.5915</text:p>
          </table:table-cell>
          <table:table-cell office:value-type="float" office:value="13.6247" calcext:value-type="float">
            <text:p>13.6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7.03595" calcext:value-type="float">
            <text:p>7.03595</text:p>
          </table:table-cell>
          <table:table-cell office:value-type="float" office:value="13.1618" calcext:value-type="float">
            <text:p>13.1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15.3936" calcext:value-type="float">
            <text:p>15.3936</text:p>
          </table:table-cell>
          <table:table-cell office:value-type="float" office:value="20.0618" calcext:value-type="float">
            <text:p>20.0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9.89748" calcext:value-type="float">
            <text:p>9.89748</text:p>
          </table:table-cell>
          <table:table-cell office:value-type="float" office:value="21.0203" calcext:value-type="float">
            <text:p>21.0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5.9926" calcext:value-type="float">
            <text:p>15.9926</text:p>
          </table:table-cell>
          <table:table-cell office:value-type="float" office:value="43.407" calcext:value-type="float">
            <text:p>43.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-1851.79" calcext:value-type="float">
            <text:p>-1851.79</text:p>
          </table:table-cell>
          <table:table-cell office:value-type="float" office:value="45.9068" calcext:value-type="float">
            <text:p>45.9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-10.0623" calcext:value-type="float">
            <text:p>-10.0623</text:p>
          </table:table-cell>
          <table:table-cell office:value-type="float" office:value="41.6739" calcext:value-type="float">
            <text:p>41.6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3.8781" calcext:value-type="float">
            <text:p>13.8781</text:p>
          </table:table-cell>
          <table:table-cell office:value-type="float" office:value="47.7461" calcext:value-type="float">
            <text:p>47.7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3.567" calcext:value-type="float">
            <text:p>13.567</text:p>
          </table:table-cell>
          <table:table-cell office:value-type="float" office:value="42.5755" calcext:value-type="float">
            <text:p>42.5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4.70641" calcext:value-type="float">
            <text:p>4.70641</text:p>
          </table:table-cell>
          <table:table-cell office:value-type="float" office:value="40.9341" calcext:value-type="float">
            <text:p>40.9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-1.56272" calcext:value-type="float">
            <text:p>-1.56272</text:p>
          </table:table-cell>
          <table:table-cell office:value-type="float" office:value="45.1784" calcext:value-type="float">
            <text:p>45.1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-3.11631" calcext:value-type="float">
            <text:p>-3.11631</text:p>
          </table:table-cell>
          <table:table-cell office:value-type="float" office:value="41.59" calcext:value-type="float">
            <text:p>41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2.99062" calcext:value-type="float">
            <text:p>2.99062</text:p>
          </table:table-cell>
          <table:table-cell office:value-type="float" office:value="38.0677" calcext:value-type="float">
            <text:p>38.0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-14.713" calcext:value-type="float">
            <text:p>-14.713</text:p>
          </table:table-cell>
          <table:table-cell office:value-type="float" office:value="42.5928" calcext:value-type="float">
            <text:p>42.5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7.0415" calcext:value-type="float">
            <text:p>7.0415</text:p>
          </table:table-cell>
          <table:table-cell office:value-type="float" office:value="40.8627" calcext:value-type="float">
            <text:p>40.8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76.6153" calcext:value-type="float">
            <text:p>76.6153</text:p>
          </table:table-cell>
          <table:table-cell office:value-type="float" office:value="46.4414" calcext:value-type="float">
            <text:p>46.4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0.6981" calcext:value-type="float">
            <text:p>10.6981</text:p>
          </table:table-cell>
          <table:table-cell office:value-type="float" office:value="46.593" calcext:value-type="float">
            <text:p>46.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-8.70472" calcext:value-type="float">
            <text:p>-8.70472</text:p>
          </table:table-cell>
          <table:table-cell office:value-type="float" office:value="40.8318" calcext:value-type="float">
            <text:p>40.8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5.17282" calcext:value-type="float">
            <text:p>5.17282</text:p>
          </table:table-cell>
          <table:table-cell office:value-type="float" office:value="42.1224" calcext:value-type="float">
            <text:p>42.1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-15.8657" calcext:value-type="float">
            <text:p>-15.8657</text:p>
          </table:table-cell>
          <table:table-cell office:value-type="float" office:value="42.0976" calcext:value-type="float">
            <text:p>42.0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31.3687" calcext:value-type="float">
            <text:p>31.3687</text:p>
          </table:table-cell>
          <table:table-cell office:value-type="float" office:value="37.8718" calcext:value-type="float">
            <text:p>37.8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6.94065" calcext:value-type="float">
            <text:p>6.94065</text:p>
          </table:table-cell>
          <table:table-cell office:value-type="float" office:value="38.1112" calcext:value-type="float">
            <text:p>38.111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-105.491" calcext:value-type="float">
            <text:p>-105.491</text:p>
          </table:table-cell>
          <table:table-cell office:value-type="float" office:value="22.1474" calcext:value-type="float">
            <text:p>22.147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8.01533" calcext:value-type="float">
            <text:p>8.01533</text:p>
          </table:table-cell>
          <table:table-cell office:value-type="float" office:value="14.4833" calcext:value-type="float">
            <text:p>14.483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8.01227" calcext:value-type="float">
            <text:p>8.01227</text:p>
          </table:table-cell>
          <table:table-cell office:value-type="float" office:value="23.3942" calcext:value-type="float">
            <text:p>23.394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8.756" calcext:value-type="float">
            <text:p>18.756</text:p>
          </table:table-cell>
          <table:table-cell office:value-type="float" office:value="22.5119" calcext:value-type="float">
            <text:p>22.511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-174.617" calcext:value-type="float">
            <text:p>-174.617</text:p>
          </table:table-cell>
          <table:table-cell office:value-type="float" office:value="13.854" calcext:value-type="float">
            <text:p>13.8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6.30865" calcext:value-type="float">
            <text:p>6.30865</text:p>
          </table:table-cell>
          <table:table-cell office:value-type="float" office:value="14.9003" calcext:value-type="float">
            <text:p>14.900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-10.3575" calcext:value-type="float">
            <text:p>-10.3575</text:p>
          </table:table-cell>
          <table:table-cell office:value-type="float" office:value="15.5556" calcext:value-type="float">
            <text:p>15.555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2.8559" calcext:value-type="float">
            <text:p>12.8559</text:p>
          </table:table-cell>
          <table:table-cell office:value-type="float" office:value="22.6794" calcext:value-type="float">
            <text:p>22.679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8.99486" calcext:value-type="float">
            <text:p>8.99486</text:p>
          </table:table-cell>
          <table:table-cell office:value-type="float" office:value="14.8899" calcext:value-type="float">
            <text:p>14.889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7.9347" calcext:value-type="float">
            <text:p>17.9347</text:p>
          </table:table-cell>
          <table:table-cell office:value-type="float" office:value="16.0668" calcext:value-type="float">
            <text:p>16.06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42.9151" calcext:value-type="float">
            <text:p>42.9151</text:p>
          </table:table-cell>
          <table:table-cell office:value-type="float" office:value="15.7349" calcext:value-type="float">
            <text:p>15.734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5.59845" calcext:value-type="float">
            <text:p>5.59845</text:p>
          </table:table-cell>
          <table:table-cell office:value-type="float" office:value="15.4574" calcext:value-type="float">
            <text:p>15.457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8.05443" calcext:value-type="float">
            <text:p>8.05443</text:p>
          </table:table-cell>
          <table:table-cell office:value-type="float" office:value="17.3389" calcext:value-type="float">
            <text:p>17.338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3.4357" calcext:value-type="float">
            <text:p>13.4357</text:p>
          </table:table-cell>
          <table:table-cell office:value-type="float" office:value="15.697" calcext:value-type="float">
            <text:p>15.69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6.66307" calcext:value-type="float">
            <text:p>6.66307</text:p>
          </table:table-cell>
          <table:table-cell office:value-type="float" office:value="22.9593" calcext:value-type="float">
            <text:p>22.95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7.18264" calcext:value-type="float">
            <text:p>7.18264</text:p>
          </table:table-cell>
          <table:table-cell office:value-type="float" office:value="16.1497" calcext:value-type="float">
            <text:p>16.149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-222.185" calcext:value-type="float">
            <text:p>-222.185</text:p>
          </table:table-cell>
          <table:table-cell office:value-type="float" office:value="24.9853" calcext:value-type="float">
            <text:p>24.985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8.81916" calcext:value-type="float">
            <text:p>8.81916</text:p>
          </table:table-cell>
          <table:table-cell office:value-type="float" office:value="15.9983" calcext:value-type="float">
            <text:p>15.9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1.0541" calcext:value-type="float">
            <text:p>11.0541</text:p>
          </table:table-cell>
          <table:table-cell office:value-type="float" office:value="284.452" calcext:value-type="float">
            <text:p>284.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3.0266" calcext:value-type="float">
            <text:p>13.0266</text:p>
          </table:table-cell>
          <table:table-cell office:value-type="float" office:value="281.077" calcext:value-type="float">
            <text:p>281.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1.9382" calcext:value-type="float">
            <text:p>11.9382</text:p>
          </table:table-cell>
          <table:table-cell office:value-type="float" office:value="287.547" calcext:value-type="float">
            <text:p>287.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7.4121" calcext:value-type="float">
            <text:p>17.4121</text:p>
          </table:table-cell>
          <table:table-cell office:value-type="float" office:value="286.503" calcext:value-type="float">
            <text:p>286.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1.3974" calcext:value-type="float">
            <text:p>11.3974</text:p>
          </table:table-cell>
          <table:table-cell office:value-type="float" office:value="249.767" calcext:value-type="float">
            <text:p>249.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22.6285" calcext:value-type="float">
            <text:p>22.6285</text:p>
          </table:table-cell>
          <table:table-cell office:value-type="float" office:value="251.768" calcext:value-type="float">
            <text:p>251.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7.2184" calcext:value-type="float">
            <text:p>17.2184</text:p>
          </table:table-cell>
          <table:table-cell office:value-type="float" office:value="277.651" calcext:value-type="float">
            <text:p>277.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9.86628" calcext:value-type="float">
            <text:p>9.86628</text:p>
          </table:table-cell>
          <table:table-cell office:value-type="float" office:value="278.437" calcext:value-type="float">
            <text:p>278.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0.6372" calcext:value-type="float">
            <text:p>10.6372</text:p>
          </table:table-cell>
          <table:table-cell office:value-type="float" office:value="278.244" calcext:value-type="float">
            <text:p>278.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2.1935" calcext:value-type="float">
            <text:p>12.1935</text:p>
          </table:table-cell>
          <table:table-cell office:value-type="float" office:value="279.976" calcext:value-type="float">
            <text:p>279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3.3199" calcext:value-type="float">
            <text:p>13.3199</text:p>
          </table:table-cell>
          <table:table-cell office:value-type="float" office:value="270.308" calcext:value-type="float">
            <text:p>270.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1.4638" calcext:value-type="float">
            <text:p>11.4638</text:p>
          </table:table-cell>
          <table:table-cell office:value-type="float" office:value="265.741" calcext:value-type="float">
            <text:p>265.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8.22735" calcext:value-type="float">
            <text:p>8.22735</text:p>
          </table:table-cell>
          <table:table-cell office:value-type="float" office:value="273.681" calcext:value-type="float">
            <text:p>273.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36.8325" calcext:value-type="float">
            <text:p>36.8325</text:p>
          </table:table-cell>
          <table:table-cell office:value-type="float" office:value="273.951" calcext:value-type="float">
            <text:p>273.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7.47721" calcext:value-type="float">
            <text:p>7.47721</text:p>
          </table:table-cell>
          <table:table-cell office:value-type="float" office:value="265.376" calcext:value-type="float">
            <text:p>265.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12.6674" calcext:value-type="float">
            <text:p>12.6674</text:p>
          </table:table-cell>
          <table:table-cell office:value-type="float" office:value="265.932" calcext:value-type="float">
            <text:p>265.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5.95651" calcext:value-type="float">
            <text:p>5.95651</text:p>
          </table:table-cell>
          <table:table-cell office:value-type="float" office:value="253.429" calcext:value-type="float">
            <text:p>253.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7.90916" calcext:value-type="float">
            <text:p>7.90916</text:p>
          </table:table-cell>
          <table:table-cell office:value-type="float" office:value="262.291" calcext:value-type="float">
            <text:p>262.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5.28963" calcext:value-type="float">
            <text:p>5.28963</text:p>
          </table:table-cell>
          <table:table-cell office:value-type="float" office:value="77.1398" calcext:value-type="float">
            <text:p>77.1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2.42527" calcext:value-type="float">
            <text:p>2.42527</text:p>
          </table:table-cell>
          <table:table-cell office:value-type="float" office:value="77.2355" calcext:value-type="float">
            <text:p>77.2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-29.8596" calcext:value-type="float">
            <text:p>-29.8596</text:p>
          </table:table-cell>
          <table:table-cell office:value-type="float" office:value="81.0887" calcext:value-type="float">
            <text:p>81.0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-15.5728" calcext:value-type="float">
            <text:p>-15.5728</text:p>
          </table:table-cell>
          <table:table-cell office:value-type="float" office:value="75.1665" calcext:value-type="float">
            <text:p>75.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9.73292" calcext:value-type="float">
            <text:p>9.73292</text:p>
          </table:table-cell>
          <table:table-cell office:value-type="float" office:value="74.4699" calcext:value-type="float">
            <text:p>74.4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5.48914" calcext:value-type="float">
            <text:p>5.48914</text:p>
          </table:table-cell>
          <table:table-cell office:value-type="float" office:value="79.185" calcext:value-type="float">
            <text:p>79.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9.60509" calcext:value-type="float">
            <text:p>9.60509</text:p>
          </table:table-cell>
          <table:table-cell office:value-type="float" office:value="73.3513" calcext:value-type="float">
            <text:p>73.3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-1.61848" calcext:value-type="float">
            <text:p>-1.61848</text:p>
          </table:table-cell>
          <table:table-cell office:value-type="float" office:value="70.7534" calcext:value-type="float">
            <text:p>70.7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.21984" calcext:value-type="float">
            <text:p>1.21984</text:p>
          </table:table-cell>
          <table:table-cell office:value-type="float" office:value="69.7655" calcext:value-type="float">
            <text:p>69.7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-2.13576" calcext:value-type="float">
            <text:p>-2.13576</text:p>
          </table:table-cell>
          <table:table-cell office:value-type="float" office:value="77.8078" calcext:value-type="float">
            <text:p>77.8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-0.702893" calcext:value-type="float">
            <text:p>-0.702893</text:p>
          </table:table-cell>
          <table:table-cell office:value-type="float" office:value="73.2693" calcext:value-type="float">
            <text:p>73.2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-22.2855" calcext:value-type="float">
            <text:p>-22.2855</text:p>
          </table:table-cell>
          <table:table-cell office:value-type="float" office:value="80.6185" calcext:value-type="float">
            <text:p>80.6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6.55714" calcext:value-type="float">
            <text:p>6.55714</text:p>
          </table:table-cell>
          <table:table-cell office:value-type="float" office:value="73.4267" calcext:value-type="float">
            <text:p>73.4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-0.532416" calcext:value-type="float">
            <text:p>-0.532416</text:p>
          </table:table-cell>
          <table:table-cell office:value-type="float" office:value="75.9904" calcext:value-type="float">
            <text:p>75.9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-19.5261" calcext:value-type="float">
            <text:p>-19.5261</text:p>
          </table:table-cell>
          <table:table-cell office:value-type="float" office:value="70.6401" calcext:value-type="float">
            <text:p>70.6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13.9724" calcext:value-type="float">
            <text:p>13.9724</text:p>
          </table:table-cell>
          <table:table-cell office:value-type="float" office:value="79.9487" calcext:value-type="float">
            <text:p>79.9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138.152" calcext:value-type="float">
            <text:p>138.152</text:p>
          </table:table-cell>
          <table:table-cell office:value-type="float" office:value="73.7674" calcext:value-type="float">
            <text:p>73.7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7.18313" calcext:value-type="float">
            <text:p>7.18313</text:p>
          </table:table-cell>
          <table:table-cell office:value-type="float" office:value="74.9927" calcext:value-type="float">
            <text:p>74.9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5.7847" calcext:value-type="float">
            <text:p>15.7847</text:p>
          </table:table-cell>
          <table:table-cell office:value-type="float" office:value="53.1647" calcext:value-type="float">
            <text:p>53.1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21.5308" calcext:value-type="float">
            <text:p>21.5308</text:p>
          </table:table-cell>
          <table:table-cell office:value-type="float" office:value="50.811" calcext:value-type="float">
            <text:p>50.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5.8695" calcext:value-type="float">
            <text:p>15.8695</text:p>
          </table:table-cell>
          <table:table-cell office:value-type="float" office:value="56.4263" calcext:value-type="float">
            <text:p>56.4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6.714" calcext:value-type="float">
            <text:p>16.714</text:p>
          </table:table-cell>
          <table:table-cell office:value-type="float" office:value="64.2895" calcext:value-type="float">
            <text:p>64.2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5.54659" calcext:value-type="float">
            <text:p>5.54659</text:p>
          </table:table-cell>
          <table:table-cell office:value-type="float" office:value="57.9462" calcext:value-type="float">
            <text:p>57.9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35.2078" calcext:value-type="float">
            <text:p>35.2078</text:p>
          </table:table-cell>
          <table:table-cell office:value-type="float" office:value="55.4655" calcext:value-type="float">
            <text:p>55.4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3.6941" calcext:value-type="float">
            <text:p>13.6941</text:p>
          </table:table-cell>
          <table:table-cell office:value-type="float" office:value="55.3396" calcext:value-type="float">
            <text:p>55.3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3.5041" calcext:value-type="float">
            <text:p>13.5041</text:p>
          </table:table-cell>
          <table:table-cell office:value-type="float" office:value="49.7799" calcext:value-type="float">
            <text:p>49.7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21.7412" calcext:value-type="float">
            <text:p>21.7412</text:p>
          </table:table-cell>
          <table:table-cell office:value-type="float" office:value="58.8167" calcext:value-type="float">
            <text:p>58.8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3.7221" calcext:value-type="float">
            <text:p>13.7221</text:p>
          </table:table-cell>
          <table:table-cell office:value-type="float" office:value="58.2331" calcext:value-type="float">
            <text:p>58.2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2.9167" calcext:value-type="float">
            <text:p>12.9167</text:p>
          </table:table-cell>
          <table:table-cell office:value-type="float" office:value="51.5461" calcext:value-type="float">
            <text:p>51.5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53.333" calcext:value-type="float">
            <text:p>53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30.2641" calcext:value-type="float">
            <text:p>30.2641</text:p>
          </table:table-cell>
          <table:table-cell office:value-type="float" office:value="52.1902" calcext:value-type="float">
            <text:p>52.1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1.9648" calcext:value-type="float">
            <text:p>11.9648</text:p>
          </table:table-cell>
          <table:table-cell office:value-type="float" office:value="55.9614" calcext:value-type="float">
            <text:p>55.9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1.86" calcext:value-type="float">
            <text:p>11.86</text:p>
          </table:table-cell>
          <table:table-cell office:value-type="float" office:value="57.8286" calcext:value-type="float">
            <text:p>57.8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7.57525" calcext:value-type="float">
            <text:p>7.57525</text:p>
          </table:table-cell>
          <table:table-cell office:value-type="float" office:value="59.7644" calcext:value-type="float">
            <text:p>59.7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8.29315" calcext:value-type="float">
            <text:p>8.29315</text:p>
          </table:table-cell>
          <table:table-cell office:value-type="float" office:value="54.0804" calcext:value-type="float">
            <text:p>54.0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5.86128" calcext:value-type="float">
            <text:p>5.86128</text:p>
          </table:table-cell>
          <table:table-cell office:value-type="float" office:value="49.6719" calcext:value-type="float">
            <text:p>49.6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5.5382" calcext:value-type="float">
            <text:p>15.5382</text:p>
          </table:table-cell>
          <table:table-cell office:value-type="float" office:value="86.2368" calcext:value-type="float">
            <text:p>86.2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4577" calcext:value-type="float">
            <text:p>11.4577</text:p>
          </table:table-cell>
          <table:table-cell office:value-type="float" office:value="84.8321" calcext:value-type="float">
            <text:p>84.8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1.8361" calcext:value-type="float">
            <text:p>11.8361</text:p>
          </table:table-cell>
          <table:table-cell office:value-type="float" office:value="91.0521" calcext:value-type="float">
            <text:p>91.0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4.4586" calcext:value-type="float">
            <text:p>14.4586</text:p>
          </table:table-cell>
          <table:table-cell office:value-type="float" office:value="98.1632" calcext:value-type="float">
            <text:p>98.1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3.6772" calcext:value-type="float">
            <text:p>13.6772</text:p>
          </table:table-cell>
          <table:table-cell office:value-type="float" office:value="96.3206" calcext:value-type="float">
            <text:p>96.3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4.1059" calcext:value-type="float">
            <text:p>14.1059</text:p>
          </table:table-cell>
          <table:table-cell office:value-type="float" office:value="106.564" calcext:value-type="float">
            <text:p>106.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4.3959" calcext:value-type="float">
            <text:p>14.3959</text:p>
          </table:table-cell>
          <table:table-cell office:value-type="float" office:value="91.8906" calcext:value-type="float">
            <text:p>91.8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5.7835" calcext:value-type="float">
            <text:p>15.7835</text:p>
          </table:table-cell>
          <table:table-cell office:value-type="float" office:value="95.0361" calcext:value-type="float">
            <text:p>95.0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2.6962" calcext:value-type="float">
            <text:p>12.6962</text:p>
          </table:table-cell>
          <table:table-cell office:value-type="float" office:value="87.2993" calcext:value-type="float">
            <text:p>87.2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2.2777" calcext:value-type="float">
            <text:p>12.2777</text:p>
          </table:table-cell>
          <table:table-cell office:value-type="float" office:value="91.4592" calcext:value-type="float">
            <text:p>91.4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0.6293" calcext:value-type="float">
            <text:p>10.6293</text:p>
          </table:table-cell>
          <table:table-cell office:value-type="float" office:value="98.726" calcext:value-type="float">
            <text:p>98.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4.7055" calcext:value-type="float">
            <text:p>14.7055</text:p>
          </table:table-cell>
          <table:table-cell office:value-type="float" office:value="91.1328" calcext:value-type="float">
            <text:p>91.1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5.7037" calcext:value-type="float">
            <text:p>15.7037</text:p>
          </table:table-cell>
          <table:table-cell office:value-type="float" office:value="90.454" calcext:value-type="float">
            <text:p>90.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90.3787" calcext:value-type="float">
            <text:p>90.3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3.2861" calcext:value-type="float">
            <text:p>13.2861</text:p>
          </table:table-cell>
          <table:table-cell office:value-type="float" office:value="90.3049" calcext:value-type="float">
            <text:p>90.3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13.8916" calcext:value-type="float">
            <text:p>13.8916</text:p>
          </table:table-cell>
          <table:table-cell office:value-type="float" office:value="93.4441" calcext:value-type="float">
            <text:p>93.4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9.16437" calcext:value-type="float">
            <text:p>9.16437</text:p>
          </table:table-cell>
          <table:table-cell office:value-type="float" office:value="100.545" calcext:value-type="float">
            <text:p>100.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7.84789" calcext:value-type="float">
            <text:p>7.84789</text:p>
          </table:table-cell>
          <table:table-cell office:value-type="float" office:value="106.106" calcext:value-type="float">
            <text:p>106.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5.8186" calcext:value-type="float">
            <text:p>15.8186</text:p>
          </table:table-cell>
          <table:table-cell office:value-type="float" office:value="52.74" calcext:value-type="float">
            <text:p>52.74</text:p>
          </table:table-cell>
          <table:table-cell table:formula="of:=AVERAGE([.E465:.E482])" office:value-type="float" office:value="14.1284127777778" calcext:value-type="float">
            <text:p>14.1284127777778</text:p>
          </table:table-cell>
          <table:table-cell table:formula="of:=STDEV([.E465:.E482])" office:value-type="float" office:value="3.90605075143651" calcext:value-type="float">
            <text:p>3.90605075143651</text:p>
          </table:table-cell>
          <table:table-cell table:formula="of:=AVERAGE([.F465:.F482])" office:value-type="float" office:value="51.7494388888889" calcext:value-type="float">
            <text:p>51.749438888888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8236" calcext:value-type="float">
            <text:p>11.8236</text:p>
          </table:table-cell>
          <table:table-cell office:value-type="float" office:value="57.7745" calcext:value-type="float">
            <text:p>57.7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7.8961" calcext:value-type="float">
            <text:p>17.8961</text:p>
          </table:table-cell>
          <table:table-cell office:value-type="float" office:value="48.6689" calcext:value-type="float">
            <text:p>48.6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4.6003" calcext:value-type="float">
            <text:p>14.6003</text:p>
          </table:table-cell>
          <table:table-cell office:value-type="float" office:value="46.8783" calcext:value-type="float">
            <text:p>46.8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23.6053" calcext:value-type="float">
            <text:p>23.6053</text:p>
          </table:table-cell>
          <table:table-cell office:value-type="float" office:value="47.0171" calcext:value-type="float">
            <text:p>47.0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3.9538" calcext:value-type="float">
            <text:p>13.9538</text:p>
          </table:table-cell>
          <table:table-cell office:value-type="float" office:value="49.5573" calcext:value-type="float">
            <text:p>49.5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3.7011" calcext:value-type="float">
            <text:p>13.7011</text:p>
          </table:table-cell>
          <table:table-cell office:value-type="float" office:value="47.9602" calcext:value-type="float">
            <text:p>47.9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3.9441" calcext:value-type="float">
            <text:p>13.9441</text:p>
          </table:table-cell>
          <table:table-cell office:value-type="float" office:value="56.4851" calcext:value-type="float">
            <text:p>56.4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4.9046" calcext:value-type="float">
            <text:p>14.9046</text:p>
          </table:table-cell>
          <table:table-cell office:value-type="float" office:value="56.5863" calcext:value-type="float">
            <text:p>56.5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2.0569" calcext:value-type="float">
            <text:p>12.0569</text:p>
          </table:table-cell>
          <table:table-cell office:value-type="float" office:value="53.7734" calcext:value-type="float">
            <text:p>53.7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5.9485" calcext:value-type="float">
            <text:p>15.9485</text:p>
          </table:table-cell>
          <table:table-cell office:value-type="float" office:value="46.9345" calcext:value-type="float">
            <text:p>46.9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3.9145" calcext:value-type="float">
            <text:p>13.9145</text:p>
          </table:table-cell>
          <table:table-cell office:value-type="float" office:value="56.167" calcext:value-type="float">
            <text:p>56.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2487" calcext:value-type="float">
            <text:p>11.2487</text:p>
          </table:table-cell>
          <table:table-cell office:value-type="float" office:value="53.3086" calcext:value-type="float">
            <text:p>53.3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2.1593" calcext:value-type="float">
            <text:p>12.1593</text:p>
          </table:table-cell>
          <table:table-cell office:value-type="float" office:value="55.5699" calcext:value-type="float">
            <text:p>55.5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21.2817" calcext:value-type="float">
            <text:p>21.2817</text:p>
          </table:table-cell>
          <table:table-cell office:value-type="float" office:value="56.4818" calcext:value-type="float">
            <text:p>56.4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9.68561" calcext:value-type="float">
            <text:p>9.68561</text:p>
          </table:table-cell>
          <table:table-cell office:value-type="float" office:value="52.1043" calcext:value-type="float">
            <text:p>52.1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8.43882" calcext:value-type="float">
            <text:p>8.43882</text:p>
          </table:table-cell>
          <table:table-cell office:value-type="float" office:value="45.9627" calcext:value-type="float">
            <text:p>45.9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9.3299" calcext:value-type="float">
            <text:p>9.3299</text:p>
          </table:table-cell>
          <table:table-cell office:value-type="float" office:value="47.52" calcext:value-type="float">
            <text:p>47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2.7135" calcext:value-type="float">
            <text:p>12.7135</text:p>
          </table:table-cell>
          <table:table-cell office:value-type="float" office:value="296.707" calcext:value-type="float">
            <text:p>296.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2.9843" calcext:value-type="float">
            <text:p>12.9843</text:p>
          </table:table-cell>
          <table:table-cell office:value-type="float" office:value="314.634" calcext:value-type="float">
            <text:p>314.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1.2373" calcext:value-type="float">
            <text:p>11.2373</text:p>
          </table:table-cell>
          <table:table-cell office:value-type="float" office:value="301.831" calcext:value-type="float">
            <text:p>301.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2.2508" calcext:value-type="float">
            <text:p>12.2508</text:p>
          </table:table-cell>
          <table:table-cell office:value-type="float" office:value="294.892" calcext:value-type="float">
            <text:p>294.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1.8799" calcext:value-type="float">
            <text:p>11.8799</text:p>
          </table:table-cell>
          <table:table-cell office:value-type="float" office:value="313.196" calcext:value-type="float">
            <text:p>313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12.2716" calcext:value-type="float">
            <text:p>12.2716</text:p>
          </table:table-cell>
          <table:table-cell office:value-type="float" office:value="279.022" calcext:value-type="float">
            <text:p>279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2.8731" calcext:value-type="float">
            <text:p>12.8731</text:p>
          </table:table-cell>
          <table:table-cell office:value-type="float" office:value="277.621" calcext:value-type="float">
            <text:p>277.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0.0436" calcext:value-type="float">
            <text:p>10.0436</text:p>
          </table:table-cell>
          <table:table-cell office:value-type="float" office:value="314.589" calcext:value-type="float">
            <text:p>314.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2.8043" calcext:value-type="float">
            <text:p>12.8043</text:p>
          </table:table-cell>
          <table:table-cell office:value-type="float" office:value="318.2" calcext:value-type="float">
            <text:p>318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10.0701" calcext:value-type="float">
            <text:p>10.0701</text:p>
          </table:table-cell>
          <table:table-cell office:value-type="float" office:value="315.546" calcext:value-type="float">
            <text:p>315.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9.66452" calcext:value-type="float">
            <text:p>9.66452</text:p>
          </table:table-cell>
          <table:table-cell office:value-type="float" office:value="297.529" calcext:value-type="float">
            <text:p>297.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10.2653" calcext:value-type="float">
            <text:p>10.2653</text:p>
          </table:table-cell>
          <table:table-cell office:value-type="float" office:value="318.667" calcext:value-type="float">
            <text:p>318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8.90236" calcext:value-type="float">
            <text:p>8.90236</text:p>
          </table:table-cell>
          <table:table-cell office:value-type="float" office:value="316.413" calcext:value-type="float">
            <text:p>316.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7.73001" calcext:value-type="float">
            <text:p>7.73001</text:p>
          </table:table-cell>
          <table:table-cell office:value-type="float" office:value="283.455" calcext:value-type="float">
            <text:p>283.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8.87655" calcext:value-type="float">
            <text:p>8.87655</text:p>
          </table:table-cell>
          <table:table-cell office:value-type="float" office:value="278.174" calcext:value-type="float">
            <text:p>278.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8.09438" calcext:value-type="float">
            <text:p>8.09438</text:p>
          </table:table-cell>
          <table:table-cell office:value-type="float" office:value="323.377" calcext:value-type="float">
            <text:p>323.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7.14435" calcext:value-type="float">
            <text:p>7.14435</text:p>
          </table:table-cell>
          <table:table-cell office:value-type="float" office:value="319.154" calcext:value-type="float">
            <text:p>319.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7.00469" calcext:value-type="float">
            <text:p>7.00469</text:p>
          </table:table-cell>
          <table:table-cell office:value-type="float" office:value="309.297" calcext:value-type="float">
            <text:p>309.29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0.377137" calcext:value-type="float">
            <text:p>0.377137</text:p>
          </table:table-cell>
          <table:table-cell office:value-type="float" office:value="144.07" calcext:value-type="float">
            <text:p>144.0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33.1893" calcext:value-type="float">
            <text:p>33.1893</text:p>
          </table:table-cell>
          <table:table-cell office:value-type="float" office:value="133.984" calcext:value-type="float">
            <text:p>133.98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-0.9319" calcext:value-type="float">
            <text:p>-0.9319</text:p>
          </table:table-cell>
          <table:table-cell office:value-type="float" office:value="132.712" calcext:value-type="float">
            <text:p>132.71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0.779926" calcext:value-type="float">
            <text:p>0.779926</text:p>
          </table:table-cell>
          <table:table-cell office:value-type="float" office:value="138.416" calcext:value-type="float">
            <text:p>138.41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-1.04669" calcext:value-type="float">
            <text:p>-1.04669</text:p>
          </table:table-cell>
          <table:table-cell office:value-type="float" office:value="143.709" calcext:value-type="float">
            <text:p>143.70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-2.08779" calcext:value-type="float">
            <text:p>-2.08779</text:p>
          </table:table-cell>
          <table:table-cell office:value-type="float" office:value="146.351" calcext:value-type="float">
            <text:p>146.35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-1.75365" calcext:value-type="float">
            <text:p>-1.75365</text:p>
          </table:table-cell>
          <table:table-cell office:value-type="float" office:value="138.973" calcext:value-type="float">
            <text:p>138.97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-0.917667" calcext:value-type="float">
            <text:p>-0.917667</text:p>
          </table:table-cell>
          <table:table-cell office:value-type="float" office:value="122.22" calcext:value-type="float">
            <text:p>122.2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-0.975981" calcext:value-type="float">
            <text:p>-0.975981</text:p>
          </table:table-cell>
          <table:table-cell office:value-type="float" office:value="137.229" calcext:value-type="float">
            <text:p>137.22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.77824" calcext:value-type="float">
            <text:p>1.77824</text:p>
          </table:table-cell>
          <table:table-cell office:value-type="float" office:value="144.856" calcext:value-type="float">
            <text:p>144.85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6.62309" calcext:value-type="float">
            <text:p>6.62309</text:p>
          </table:table-cell>
          <table:table-cell office:value-type="float" office:value="147.261" calcext:value-type="float">
            <text:p>147.26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-3.69283" calcext:value-type="float">
            <text:p>-3.69283</text:p>
          </table:table-cell>
          <table:table-cell office:value-type="float" office:value="158.499" calcext:value-type="float">
            <text:p>158.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0.5821" calcext:value-type="float">
            <text:p>10.5821</text:p>
          </table:table-cell>
          <table:table-cell office:value-type="float" office:value="77.9655" calcext:value-type="float">
            <text:p>77.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9728" calcext:value-type="float">
            <text:p>11.9728</text:p>
          </table:table-cell>
          <table:table-cell office:value-type="float" office:value="79.5273" calcext:value-type="float">
            <text:p>79.5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25.4069" calcext:value-type="float">
            <text:p>25.4069</text:p>
          </table:table-cell>
          <table:table-cell office:value-type="float" office:value="74.6455" calcext:value-type="float">
            <text:p>74.6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1.0282" calcext:value-type="float">
            <text:p>11.0282</text:p>
          </table:table-cell>
          <table:table-cell office:value-type="float" office:value="81.5426" calcext:value-type="float">
            <text:p>81.5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0.6839" calcext:value-type="float">
            <text:p>10.6839</text:p>
          </table:table-cell>
          <table:table-cell office:value-type="float" office:value="72.985" calcext:value-type="float">
            <text:p>72.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9.44248" calcext:value-type="float">
            <text:p>9.44248</text:p>
          </table:table-cell>
          <table:table-cell office:value-type="float" office:value="82.6106" calcext:value-type="float">
            <text:p>82.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8.2294" calcext:value-type="float">
            <text:p>18.2294</text:p>
          </table:table-cell>
          <table:table-cell office:value-type="float" office:value="71.6237" calcext:value-type="float">
            <text:p>71.6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27.088" calcext:value-type="float">
            <text:p>27.088</text:p>
          </table:table-cell>
          <table:table-cell office:value-type="float" office:value="74.7555" calcext:value-type="float">
            <text:p>74.7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2.473" calcext:value-type="float">
            <text:p>12.473</text:p>
          </table:table-cell>
          <table:table-cell office:value-type="float" office:value="84.7989" calcext:value-type="float">
            <text:p>84.7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-425.062" calcext:value-type="float">
            <text:p>-425.062</text:p>
          </table:table-cell>
          <table:table-cell office:value-type="float" office:value="87.865" calcext:value-type="float">
            <text:p>87.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11.994" calcext:value-type="float">
            <text:p>11.994</text:p>
          </table:table-cell>
          <table:table-cell office:value-type="float" office:value="72.0385" calcext:value-type="float">
            <text:p>72.0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7.09258" calcext:value-type="float">
            <text:p>7.09258</text:p>
          </table:table-cell>
          <table:table-cell office:value-type="float" office:value="78.2868" calcext:value-type="float">
            <text:p>78.2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9.82986" calcext:value-type="float">
            <text:p>9.82986</text:p>
          </table:table-cell>
          <table:table-cell office:value-type="float" office:value="81.1177" calcext:value-type="float">
            <text:p>81.1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7.31728" calcext:value-type="float">
            <text:p>7.31728</text:p>
          </table:table-cell>
          <table:table-cell office:value-type="float" office:value="84.3658" calcext:value-type="float">
            <text:p>84.3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7.56944" calcext:value-type="float">
            <text:p>7.56944</text:p>
          </table:table-cell>
          <table:table-cell office:value-type="float" office:value="86.0231" calcext:value-type="float">
            <text:p>86.0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6.87974" calcext:value-type="float">
            <text:p>6.87974</text:p>
          </table:table-cell>
          <table:table-cell office:value-type="float" office:value="82.9601" calcext:value-type="float">
            <text:p>82.9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8.60529" calcext:value-type="float">
            <text:p>8.60529</text:p>
          </table:table-cell>
          <table:table-cell office:value-type="float" office:value="64.1174" calcext:value-type="float">
            <text:p>64.1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7.79705" calcext:value-type="float">
            <text:p>7.79705</text:p>
          </table:table-cell>
          <table:table-cell office:value-type="float" office:value="85.3514" calcext:value-type="float">
            <text:p>85.3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0.8463" calcext:value-type="float">
            <text:p>10.8463</text:p>
          </table:table-cell>
          <table:table-cell office:value-type="float" office:value="128.309" calcext:value-type="float">
            <text:p>128.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895" calcext:value-type="float">
            <text:p>11.895</text:p>
          </table:table-cell>
          <table:table-cell office:value-type="float" office:value="126.353" calcext:value-type="float">
            <text:p>126.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12.0355" calcext:value-type="float">
            <text:p>12.0355</text:p>
          </table:table-cell>
          <table:table-cell office:value-type="float" office:value="123.844" calcext:value-type="float">
            <text:p>123.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4.1229" calcext:value-type="float">
            <text:p>14.1229</text:p>
          </table:table-cell>
          <table:table-cell office:value-type="float" office:value="123.259" calcext:value-type="float">
            <text:p>123.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1.4403" calcext:value-type="float">
            <text:p>11.4403</text:p>
          </table:table-cell>
          <table:table-cell office:value-type="float" office:value="125.852" calcext:value-type="float">
            <text:p>125.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9.80665" calcext:value-type="float">
            <text:p>9.80665</text:p>
          </table:table-cell>
          <table:table-cell office:value-type="float" office:value="129.242" calcext:value-type="float">
            <text:p>129.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2.3006" calcext:value-type="float">
            <text:p>12.3006</text:p>
          </table:table-cell>
          <table:table-cell office:value-type="float" office:value="113.073" calcext:value-type="float">
            <text:p>113.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1.0308" calcext:value-type="float">
            <text:p>11.0308</text:p>
          </table:table-cell>
          <table:table-cell office:value-type="float" office:value="122.441" calcext:value-type="float">
            <text:p>122.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3.6035" calcext:value-type="float">
            <text:p>13.6035</text:p>
          </table:table-cell>
          <table:table-cell office:value-type="float" office:value="129.194" calcext:value-type="float">
            <text:p>129.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8.98995" calcext:value-type="float">
            <text:p>8.98995</text:p>
          </table:table-cell>
          <table:table-cell office:value-type="float" office:value="123.549" calcext:value-type="float">
            <text:p>123.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9.40627" calcext:value-type="float">
            <text:p>9.40627</text:p>
          </table:table-cell>
          <table:table-cell office:value-type="float" office:value="131.01" calcext:value-type="float">
            <text:p>131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9.64463" calcext:value-type="float">
            <text:p>9.64463</text:p>
          </table:table-cell>
          <table:table-cell office:value-type="float" office:value="139.975" calcext:value-type="float">
            <text:p>139.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8.5028" calcext:value-type="float">
            <text:p>8.5028</text:p>
          </table:table-cell>
          <table:table-cell office:value-type="float" office:value="115.406" calcext:value-type="float">
            <text:p>115.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8.50418" calcext:value-type="float">
            <text:p>8.50418</text:p>
          </table:table-cell>
          <table:table-cell office:value-type="float" office:value="116.39" calcext:value-type="float">
            <text:p>116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7.8688" calcext:value-type="float">
            <text:p>7.8688</text:p>
          </table:table-cell>
          <table:table-cell office:value-type="float" office:value="134.197" calcext:value-type="float">
            <text:p>134.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8.20779" calcext:value-type="float">
            <text:p>8.20779</text:p>
          </table:table-cell>
          <table:table-cell office:value-type="float" office:value="125.081" calcext:value-type="float">
            <text:p>125.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9.33603" calcext:value-type="float">
            <text:p>9.33603</text:p>
          </table:table-cell>
          <table:table-cell office:value-type="float" office:value="123.682" calcext:value-type="float">
            <text:p>123.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7.54208" calcext:value-type="float">
            <text:p>7.54208</text:p>
          </table:table-cell>
          <table:table-cell office:value-type="float" office:value="119.674" calcext:value-type="float">
            <text:p>119.67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3.3121" calcext:value-type="float">
            <text:p>13.3121</text:p>
          </table:table-cell>
          <table:table-cell office:value-type="float" office:value="76.635" calcext:value-type="float">
            <text:p>76.63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2.0992" calcext:value-type="float">
            <text:p>12.0992</text:p>
          </table:table-cell>
          <table:table-cell office:value-type="float" office:value="78.4559" calcext:value-type="float">
            <text:p>78.455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18.5882" calcext:value-type="float">
            <text:p>18.5882</text:p>
          </table:table-cell>
          <table:table-cell office:value-type="float" office:value="7.40043" calcext:value-type="float">
            <text:p>7.40043</text:p>
          </table:table-cell>
          <table:table-cell office:value-type="float" office:value="81.94" calcext:value-type="float">
            <text:p>81.9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17.6477" calcext:value-type="float">
            <text:p>17.6477</text:p>
          </table:table-cell>
          <table:table-cell office:value-type="float" office:value="12.2472" calcext:value-type="float">
            <text:p>12.2472</text:p>
          </table:table-cell>
          <table:table-cell office:value-type="float" office:value="77.8252" calcext:value-type="float">
            <text:p>77.825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-23.6209" calcext:value-type="float">
            <text:p>-23.6209</text:p>
          </table:table-cell>
          <table:table-cell office:value-type="float" office:value="74.6359" calcext:value-type="float">
            <text:p>74.635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float" office:value="13.3789" calcext:value-type="float">
            <text:p>13.3789</text:p>
          </table:table-cell>
          <table:table-cell office:value-type="float" office:value="-14.3309" calcext:value-type="float">
            <text:p>-14.3309</text:p>
          </table:table-cell>
          <table:table-cell office:value-type="float" office:value="79.2862" calcext:value-type="float">
            <text:p>79.286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142.349" calcext:value-type="float">
            <text:p>142.349</text:p>
          </table:table-cell>
          <table:table-cell office:value-type="float" office:value="79.1659" calcext:value-type="float">
            <text:p>79.165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.11271" calcext:value-type="float">
            <text:p>1.11271</text:p>
          </table:table-cell>
          <table:table-cell office:value-type="float" office:value="75.7833" calcext:value-type="float">
            <text:p>75.783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21.1225" calcext:value-type="float">
            <text:p>21.1225</text:p>
          </table:table-cell>
          <table:table-cell office:value-type="float" office:value="78.5001" calcext:value-type="float">
            <text:p>78.500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float" office:value="13.9906" calcext:value-type="float">
            <text:p>13.9906</text:p>
          </table:table-cell>
          <table:table-cell office:value-type="float" office:value="8.03945" calcext:value-type="float">
            <text:p>8.03945</text:p>
          </table:table-cell>
          <table:table-cell office:value-type="float" office:value="86.5259" calcext:value-type="float">
            <text:p>86.525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1" calcext:value-type="float">
            <text:p>11</text:p>
          </table:table-cell>
          <table:table-cell office:value-type="float" office:value="15.0305" calcext:value-type="float">
            <text:p>15.0305</text:p>
          </table:table-cell>
          <table:table-cell office:value-type="float" office:value="27.5723" calcext:value-type="float">
            <text:p>27.5723</text:p>
          </table:table-cell>
          <table:table-cell office:value-type="float" office:value="87.0938" calcext:value-type="float">
            <text:p>87.093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2" calcext:value-type="float">
            <text:p>12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5.77541" calcext:value-type="float">
            <text:p>5.77541</text:p>
          </table:table-cell>
          <table:table-cell office:value-type="float" office:value="81.9773" calcext:value-type="float">
            <text:p>81.977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6.64613" calcext:value-type="float">
            <text:p>6.64613</text:p>
          </table:table-cell>
          <table:table-cell office:value-type="float" office:value="82.957" calcext:value-type="float">
            <text:p>82.95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7.59962" calcext:value-type="float">
            <text:p>7.59962</text:p>
          </table:table-cell>
          <table:table-cell office:value-type="float" office:value="81.2717" calcext:value-type="float">
            <text:p>81.271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-1.17991" calcext:value-type="float">
            <text:p>-1.17991</text:p>
          </table:table-cell>
          <table:table-cell office:value-type="float" office:value="77.9233" calcext:value-type="float">
            <text:p>77.923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6" calcext:value-type="float">
            <text:p>16</text:p>
          </table:table-cell>
          <table:table-cell office:value-type="float" office:value="9.16582" calcext:value-type="float">
            <text:p>9.16582</text:p>
          </table:table-cell>
          <table:table-cell office:value-type="float" office:value="-4.22836" calcext:value-type="float">
            <text:p>-4.22836</text:p>
          </table:table-cell>
          <table:table-cell office:value-type="float" office:value="82.0322" calcext:value-type="float">
            <text:p>82.032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7" calcext:value-type="float">
            <text:p>17</text:p>
          </table:table-cell>
          <table:table-cell office:value-type="float" office:value="9.31893" calcext:value-type="float">
            <text:p>9.31893</text:p>
          </table:table-cell>
          <table:table-cell office:value-type="float" office:value="10.1711" calcext:value-type="float">
            <text:p>10.1711</text:p>
          </table:table-cell>
          <table:table-cell office:value-type="float" office:value="77.7872" calcext:value-type="float">
            <text:p>77.787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8" calcext:value-type="float">
            <text:p>18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-49.8862" calcext:value-type="float">
            <text:p>-49.8862</text:p>
          </table:table-cell>
          <table:table-cell office:value-type="float" office:value="79.6818" calcext:value-type="float">
            <text:p>79.68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number-columns-repeated="2"/>
          <table:table-cell table:formula="of:=AVERAGE([.D2:.D566])" office:value-type="float" office:value="12.5261476460178" calcext:value-type="float">
            <text:p>12.5261476460178</text:p>
          </table:table-cell>
          <table:table-cell table:formula="of:=AVERAGE([.E2:.E566])" office:value-type="float" office:value="4.93334708723022" calcext:value-type="float">
            <text:p>4.93334708723022</text:p>
          </table:table-cell>
          <table:table-cell table:formula="of:=AVERAGE([.F2:.F566])" office:value-type="float" office:value="152.247676283186" calcext:value-type="float">
            <text:p>152.2476762831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number-columns-repeated="2"/>
          <table:table-cell table:formula="of:=STDEV([.D2:.D566])" office:value-type="float" office:value="3.41877506617755" calcext:value-type="float">
            <text:p>3.41877506617755</text:p>
          </table:table-cell>
          <table:table-cell table:formula="of:=STDEV([.E2:.E566])" office:value-type="float" office:value="99.5679099530009" calcext:value-type="float">
            <text:p>99.5679099530009</text:p>
          </table:table-cell>
          <table:table-cell table:number-columns-repeated="4"/>
        </table:table-row>
        <table:table-row table:style-name="ro1" table:number-rows-repeated="1048007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E1:Sheet1.E1048576">
            <calcext:condition calcext:apply-style-name="Bad" calcext:value="not-between(5,25)" calcext:base-cell-address="Sheet1.E1"/>
          </calcext:conditional-format>
          <calcext:conditional-format calcext:target-range-address="Sheet1.F1:Sheet1.F1048576">
            <calcext:condition calcext:apply-style-name="Bad" calcext:value="&gt;100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1:40:21.107859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0:49:01.424473545</meta:creation-date>
    <dc:date>2020-05-08T12:08:20.455975579</dc:date>
    <meta:editing-duration>PT40M</meta:editing-duration>
    <meta:editing-cycles>4</meta:editing-cycles>
    <meta:generator>LibreOffice/6.0.7.3$Linux_X86_64 LibreOffice_project/00m0$Build-3</meta:generator>
    <meta:document-statistic meta:table-count="1" meta:cell-count="3406" meta:object-count="0"/>
  </office:meta>
</office:document-meta>
</file>